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3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5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7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9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1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3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5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20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22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23" style:family="graphic" style:parent-style-name="objectwithoutfill">
      <style:graphic-properties svg:stroke-color="#000066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2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3.75cm" fo:min-width="23cm"/>
    </style:style>
    <style:style style:name="gr26" style:family="graphic" style:parent-style-name="standard">
      <style:graphic-properties draw:stroke="solid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29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30" style:family="graphic" style:parent-style-name="objectwithoutfill">
      <style:graphic-properties svg:stroke-color="#cc0000" draw:fill="none" draw:textarea-vertical-align="middle"/>
    </style:style>
    <style:style style:name="gr31" style:family="graphic" style:parent-style-name="objectwithoutfill">
      <style:graphic-properties svg:stroke-color="#b2b2b2" draw:fill="none" draw:textarea-vertical-align="middle"/>
    </style:style>
    <style:style style:name="gr32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3" style:family="graphic" style:parent-style-name="standard">
      <style:graphic-properties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4" style:family="graphic" style:parent-style-name="standard">
      <style:graphic-properties draw:stroke="solid" draw:stroke-dash="Ultrafine_20_2_20_Dots_20_3_20_Dashes"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5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36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38" style:family="graphic" style:parent-style-name="objectwithoutfill">
      <style:graphic-properties draw:stroke="solid" draw:stroke-dash="Fine_20_Dashed" svg:stroke-color="#cc0000" draw:marker-end="Arrow" draw:fill="none" draw:textarea-horizontal-align="center" draw:textarea-vertical-align="middle"/>
    </style:style>
    <style:style style:name="gr39" style:family="graphic" style:parent-style-name="objectwithoutfill">
      <style:graphic-properties draw:stroke="solid" draw:stroke-dash="Fine_20_Dashed" svg:stroke-color="#cc0000" draw:marker-end="Arrow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45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46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4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cm" fo:min-width="2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5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7cm" fo:min-width="2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53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54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56" style:family="graphic" style:parent-style-name="objectwithoutfill">
      <style:graphic-properties svg:stroke-color="#009900" draw:fill="none" draw:textarea-vertical-align="middle"/>
    </style:style>
    <style:style style:name="gr57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58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5cm" fo:min-width="23cm"/>
    </style:style>
    <style:style style:name="gr59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60" style:family="graphic" style:parent-style-name="objectwithoutfill">
      <style:graphic-properties draw:fill="none" draw:textarea-horizontal-align="center" draw:textarea-vertical-align="middle"/>
    </style:style>
    <style:style style:name="gr61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6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63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4" style:family="graphic" style:parent-style-name="objectwithoutfill">
      <style:graphic-properties svg:stroke-color="#cc0000" draw:marker-end="Small_20_Arrow" draw:fill="none" draw:textarea-vertical-align="middle"/>
    </style:style>
    <style:style style:name="gr65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8cm" fo:min-width="23cm"/>
    </style:style>
    <style:style style:name="gr67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69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9cm" fo:min-width="23cm"/>
    </style:style>
    <style:style style:name="gr7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5cm" fo:min-width="23cm"/>
    </style:style>
    <style:style style:name="gr72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76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7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cm" fo:min-width="23cm"/>
    </style:style>
    <style:style style:name="gr78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9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8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5cm" fo:min-width="23cm"/>
    </style:style>
    <style:style style:name="gr82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2" style:family="paragraph">
      <loext:graphic-properties draw:fill="none" draw:fill-color="#ffffff"/>
      <style:text-properties fo:color="#cc0000" fo:font-size="18pt"/>
    </style:style>
    <style:style style:name="P13" style:family="paragraph">
      <loext:graphic-properties draw:fill-color="#ffffff"/>
      <style:paragraph-properties fo:text-align="center"/>
      <style:text-properties fo:color="#000066"/>
    </style:style>
    <style:style style:name="P14" style:family="paragraph">
      <loext:graphic-properties draw:fill="none" draw:fill-color="#ffffff"/>
      <style:text-properties fo:color="#000066" fo:font-size="18pt"/>
    </style:style>
    <style:style style:name="P15" style:family="paragraph">
      <loext:graphic-properties draw:fill="none"/>
      <style:paragraph-properties fo:text-align="center"/>
      <style:text-properties fo:color="#000000"/>
    </style:style>
    <style:style style:name="P16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9900" fo:font-size="18pt"/>
    </style:style>
    <style:style style:name="P18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000000"/>
    </style:style>
    <style:style style:name="P21" style:family="paragraph">
      <loext:graphic-properties draw:fill-color="#ffffff"/>
      <style:paragraph-properties fo:text-align="center"/>
      <style:text-properties fo:color="#000000"/>
    </style:style>
    <style:style style:name="P22" style:family="paragraph">
      <loext:graphic-properties draw:fill-color="#ffffff" draw:opacity="0%"/>
      <style:paragraph-properties fo:text-align="center"/>
      <style:text-properties fo:color="#0000cc"/>
    </style:style>
    <style:style style:name="P23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26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7" style:family="paragraph">
      <loext:graphic-properties draw:fill="none" draw:fill-color="#ffffff"/>
      <style:text-properties fo:color="#0000cc" fo:font-size="18pt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color="#000066" fo:font-size="10.5pt" style:font-size-asian="10.5pt" style:font-size-complex="10.5pt"/>
    </style:style>
    <style:style style:name="T6" style:family="text">
      <style:text-properties fo:color="#cc0000" fo:font-size="10.5pt" style:font-size-asian="10.5pt" style:font-size-complex="10.5pt"/>
    </style:style>
    <style:style style:name="T7" style:family="text">
      <style:text-properties fo:color="#cc0000" fo:font-size="18pt" fo:font-weight="bold" style:font-weight-asian="bold" style:font-weight-complex="bold"/>
    </style:style>
    <style:style style:name="T8" style:family="text">
      <style:text-properties fo:color="#cc0000"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66" fo:font-size="18pt" fo:font-weight="bold" style:font-weight-asian="bold" style:font-weight-complex="bold"/>
    </style:style>
    <style:style style:name="T11" style:family="text">
      <style:text-properties fo:color="#000066" fo:font-size="18pt"/>
    </style:style>
    <style:style style:name="T12" style:family="text">
      <style:text-properties fo:color="#009900" fo:font-size="18pt"/>
    </style:style>
    <style:style style:name="T13" style:family="text">
      <style:text-properties fo:color="#009900" style:font-name="Liberation Sans1" fo:font-size="18pt"/>
    </style:style>
    <style:style style:name="T14" style:family="text">
      <style:text-properties fo:color="#009900" fo:font-size="18pt" fo:font-weight="bold" style:font-weight-asian="bold" style:font-weight-complex="bold"/>
    </style:style>
    <style:style style:name="T15" style:family="text">
      <style:text-properties fo:color="#000066" fo:font-size="18pt" style:text-underline-style="none" fo:font-weight="bold" style:font-weight-asian="bold" style:font-weight-complex="bold"/>
    </style:style>
    <style:style style:name="T16" style:family="text">
      <style:text-properties fo:color="#cc0000" fo:font-size="18pt" style:text-underline-style="none" fo:font-weight="bold" style:font-weight-asian="bold" style:font-weight-complex="bold"/>
    </style:style>
    <style:style style:name="T17" style:family="text">
      <style:text-properties fo:color="#009900" fo:font-size="10.5pt" style:font-size-asian="10.5pt" style:font-size-complex="10.5pt"/>
    </style:style>
    <style:style style:name="T18" style:family="text">
      <style:text-properties fo:color="#cc33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10.25cm" svg:y1="7.292cm" svg:x2="9.75cm" svg:y2="7.705cm">
            <text:p/>
          </draw:line>
          <draw:line draw:style-name="gr1" draw:text-style-name="P1" draw:layer="layout" svg:x1="9.9cm" svg:y1="7.292cm" svg:x2="10.1cm" svg:y2="7.705cm">
            <text:p/>
          </draw:line>
        </draw:g>
        <draw:frame draw:style-name="gr2" draw:text-style-name="P2" draw:layer="layout" svg:width="4.033cm" svg:height="1cm" svg:x="5cm" svg:y="7cm">
          <draw:text-box>
            <text:p><text:span text:style-name="T1">‘</text:span><text:span text:style-name="T1">next’ locator</text:span></text:p>
          </draw:text-box>
        </draw:frame>
        <draw:line draw:style-name="gr3" draw:text-style-name="P1" draw:layer="layout" svg:x1="3cm" svg:y1="7.5cm" svg:x2="5cm" svg:y2="7.5cm">
          <text:p/>
        </draw:line>
        <draw:line draw:style-name="gr3" draw:text-style-name="P1" draw:layer="layout" svg:x1="5cm" svg:y1="6.5cm" svg:x2="3cm" svg:y2="6.5cm">
          <text:p/>
        </draw:line>
        <draw:frame draw:style-name="gr4" draw:text-style-name="P3" draw:layer="layout" svg:width="4.067cm" svg:height="1cm" svg:x="5cm" svg:y="6cm">
          <draw:text-box>
            <text:p><text:span text:style-name="T2">‘</text:span><text:span text:style-name="T2">prev’ locator</text:span></text:p>
          </draw:text-box>
        </draw:frame>
        <draw:custom-shape draw:style-name="gr5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6.839cm" svg:height="1.673cm" svg:x="10.51cm" svg:y="1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7" draw:text-style-name="P1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9" draw:text-style-name="P1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4.731cm" svg:height="1cm" svg:x="13.211cm" svg:y="3.678cm">
          <draw:text-box>
            <text:p><text:span text:style-name="T1">Empty element</text:span></text:p>
          </draw:text-box>
        </draw:frame>
        <draw:custom-shape draw:style-name="gr11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5.781cm" svg:height="1.673cm" svg:x="20.01cm" svg:y="1.5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3" draw:text-style-name="P1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4.481cm" svg:height="1.673cm" svg:x="21.003cm" svg:y="3.6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5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7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frame draw:style-name="gr18" draw:text-style-name="P2" draw:layer="layout" svg:width="9.202cm" svg:height="0.962cm" svg:x="10.516cm" svg:y="7.023cm">
          <draw:text-box>
            <text:p><text:span text:style-name="T1">Cutting a connection of locator.</text:span></text:p>
          </draw:text-box>
        </draw:frame>
        <draw:custom-shape draw:style-name="gr19" draw:text-style-name="P5" draw:layer="layout" svg:width="23.5cm" svg:height="6.5cm" svg:x="2.75cm" svg:y="1.5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path draw:style-name="gr23" draw:text-style-name="P1" draw:layer="layout" svg:width="0.729cm" svg:height="0.587cm" draw:transform="rotate (-2.03453030904979) translate (11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2cm" svg:height="2cm" svg:x="9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01cm" svg:y1="8.503cm" svg:x2="6.501cm" svg:y2="8.503cm">
          <text:p/>
        </draw:line>
        <draw:line draw:style-name="gr28" draw:text-style-name="P1" draw:layer="layout" svg:x1="7.501cm" svg:y1="8.503cm" svg:x2="9.501cm" svg:y2="8.503cm">
          <text:p/>
        </draw:line>
        <draw:line draw:style-name="gr28" draw:text-style-name="P1" draw:layer="layout" svg:x1="10.501cm" svg:y1="6.503cm" svg:x2="8.501cm" svg:y2="6.503cm">
          <text:p/>
        </draw:line>
        <draw:line draw:style-name="gr29" draw:text-style-name="P1" draw:layer="layout" svg:x1="7.503cm" svg:y1="6.502cm" svg:x2="5.503cm" svg:y2="6.502cm">
          <text:p/>
        </draw:line>
        <draw:frame draw:style-name="gr24" draw:text-style-name="P9" draw:layer="layout" svg:width="1.095cm" svg:height="0.662cm" svg:x="10.311cm" svg:y="8.5cm">
          <draw:text-box>
            <text:p text:style-name="P8"><text:span text:style-name="T5">last</text:span></text:p>
          </draw:text-box>
        </draw:frame>
      </draw:page>
      <draw:page draw:name="page4" draw:style-name="dp1" draw:master-page-name="標準">
        <draw:path draw:style-name="gr23" draw:text-style-name="P1" draw:layer="layout" svg:width="0.729cm" svg:height="0.587cm" draw:transform="rotate (2.03453030904979) translate (21.779513994687cm 8.86269270071478cm)" svg:viewBox="0 0 730 588" svg:d="M671 588c223-448-224-671-671-560">
          <text:p/>
        </draw:path>
        <draw:path draw:style-name="gr30" draw:text-style-name="P1" draw:layer="layout" svg:width="0.729cm" svg:height="0.587cm" draw:transform="rotate (-2.03453030904979) translate (20.5531068454727cm 8.209592052557cm)" svg:viewBox="0 0 730 588" svg:d="M59 588c-223-448 224-671 671-560">
          <text:p/>
        </draw:path>
        <draw:path draw:style-name="gr30" draw:text-style-name="P1" draw:layer="layout" svg:width="0.871cm" svg:height="0.403cm" draw:transform="rotate (-2.03453030904979) translate (13.1400613210561cm 8.07004578312128cm)" svg:viewBox="0 0 872 404" svg:d="M0 157c224 447 671 223 872-157">
          <text:p/>
        </draw:path>
        <draw:path draw:style-name="gr23" draw:text-style-name="P1" draw:layer="layout" svg:width="0.729cm" svg:height="0.587cm" draw:transform="rotate (2.03453030904979) translate (9.779513994687cm 8.86269270071478cm)" svg:viewBox="0 0 730 588" svg:d="M671 588c223-448-224-671-671-560">
          <text:p/>
        </draw:path>
        <draw:line draw:style-name="gr31" draw:text-style-name="P1" draw:layer="layout" svg:x1="6cm" svg:y1="5.75cm" svg:x2="6cm" svg:y2="9.25cm">
          <text:p/>
        </draw:line>
        <draw:line draw:style-name="gr31" draw:text-style-name="P1" draw:layer="layout" svg:x1="9cm" svg:y1="5.75cm" svg:x2="9cm" svg:y2="9.25cm">
          <text:p/>
        </draw:line>
        <draw:line draw:style-name="gr31" draw:text-style-name="P1" draw:layer="layout" svg:x1="12cm" svg:y1="5.75cm" svg:x2="12cm" svg:y2="9.25cm">
          <text:p/>
        </draw:line>
        <draw:line draw:style-name="gr31" draw:text-style-name="P1" draw:layer="layout" svg:x1="15cm" svg:y1="5.75cm" svg:x2="15cm" svg:y2="9.25cm">
          <text:p/>
        </draw:line>
        <draw:line draw:style-name="gr31" draw:text-style-name="P1" draw:layer="layout" svg:x1="18cm" svg:y1="5.75cm" svg:x2="18cm" svg:y2="9.25cm">
          <text:p/>
        </draw:line>
        <draw:path draw:style-name="gr23" draw:text-style-name="P1" draw:layer="layout" svg:width="0.729cm" svg:height="0.587cm" draw:transform="rotate (-2.03453030904979) translate (17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cm" svg:y1="8.5cm" svg:x2="6.5cm" svg:y2="8.5cm">
          <text:p/>
        </draw:line>
        <draw:line draw:style-name="gr29" draw:text-style-name="P1" draw:layer="layout" svg:x1="7.5cm" svg:y1="6.5cm" svg:x2="5.503cm" svg:y2="6.502cm">
          <text:p/>
        </draw:line>
        <draw:custom-shape draw:style-name="gr33" draw:text-style-name="P10" draw:layer="layout" svg:width="2cm" svg:height="2cm" svg:x="12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5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6.311cm" svg:y="8.5cm">
          <draw:text-box>
            <text:p text:style-name="P8"><text:span text:style-name="T5">last</text:span></text:p>
          </draw:text-box>
        </draw:frame>
        <draw:custom-shape draw:style-name="gr34" draw:text-style-name="P10" draw:layer="layout" svg:width="2cm" svg:height="2cm" svg:x="18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3cm" svg:y1="9.25cm" svg:x2="24cm" svg:y2="9.25cm">
          <text:p/>
        </draw:line>
        <draw:line draw:style-name="gr31" draw:text-style-name="P1" draw:layer="layout" svg:x1="3cm" svg:y1="5.75cm" svg:x2="24cm" svg:y2="5.75cm">
          <text:p/>
        </draw:line>
        <draw:line draw:style-name="gr31" draw:text-style-name="P1" draw:layer="layout" svg:x1="3cm" svg:y1="5.75cm" svg:x2="3cm" svg:y2="9.25cm">
          <text:p/>
        </draw:line>
        <draw:line draw:style-name="gr31" draw:text-style-name="P1" draw:layer="layout" svg:x1="21cm" svg:y1="5.75cm" svg:x2="21cm" svg:y2="9.25cm">
          <text:p/>
        </draw:line>
        <draw:path draw:style-name="gr35" draw:text-style-name="P1" draw:layer="layout" svg:width="9.766cm" svg:height="5.309cm" draw:transform="skewX (-0.531627290157473) rotate (-0.669508301065025) translate (8.84666110465425cm 0.399442240922544cm)" svg:viewBox="0 0 9767 5310" svg:d="M9767 34c-734-475-9352 4181-9767 5276">
          <text:p/>
        </draw:path>
        <draw:path draw:style-name="gr36" draw:text-style-name="P1" draw:layer="layout" svg:width="8.499cm" svg:height="0.75cm" svg:x="7.5cm" svg:y="8.5cm" svg:viewBox="0 0 8500 751" svg:d="M0 1c500 1000 8000 999 8500-1">
          <text:p/>
        </draw:path>
        <draw:frame draw:style-name="gr37" draw:text-style-name="P9" draw:layer="layout" svg:width="1.501cm" svg:height="0.662cm" svg:x="9.612cm" svg:y="8.5cm">
          <draw:text-box>
            <text:p text:style-name="P8"><text:span text:style-name="T5">empty</text:span></text:p>
          </draw:text-box>
        </draw:frame>
        <draw:path draw:style-name="gr38" draw:text-style-name="P1" draw:layer="layout" svg:width="5.499cm" svg:height="0.749cm" svg:x="13.5cm" svg:y="8.5cm" svg:viewBox="0 0 5500 750" svg:d="M0 0c500 1000 5000 1000 5500 0">
          <text:p/>
        </draw:path>
        <draw:path draw:style-name="gr39" draw:text-style-name="P1" draw:layer="layout" svg:width="6.319cm" svg:height="3.466cm" draw:transform="skewX (-0.531627290157473) rotate (-0.669508301065025) translate (14.5528552103718cm 2.51578721409642cm)" svg:viewBox="0 0 6320 3467" svg:d="M6320 54c-734-475-5905 2319-6320 3413">
          <text:p/>
        </draw:path>
        <draw:frame draw:style-name="gr24" draw:text-style-name="P11" draw:layer="layout" svg:width="1.095cm" svg:height="0.662cm" svg:x="19.312cm" svg:y="8.5cm">
          <draw:text-box>
            <text:p text:style-name="P8"><text:span text:style-name="T6">last</text:span></text:p>
          </draw:text-box>
        </draw:frame>
        <draw:frame draw:style-name="gr24" draw:text-style-name="P11" draw:layer="layout" svg:width="1.095cm" svg:height="0.662cm" svg:x="12.61cm" svg:y="8.5cm">
          <draw:text-box>
            <text:p text:style-name="P8"><text:span text:style-name="T6">first</text:span></text:p>
          </draw:text-box>
        </draw:frame>
        <draw:line draw:style-name="gr31" draw:text-style-name="P1" draw:layer="layout" svg:x1="24.001cm" svg:y1="5.75cm" svg:x2="24.001cm" svg:y2="9.25cm">
          <text:p/>
        </draw:line>
        <draw:custom-shape draw:style-name="gr32" draw:text-style-name="P10" draw:layer="layout" svg:width="2cm" svg:height="2cm" svg:x="21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9" draw:layer="layout" svg:width="1.501cm" svg:height="0.662cm" svg:x="21.612cm" svg:y="8.5cm">
          <draw:text-box>
            <text:p text:style-name="P8"><text:span text:style-name="T5">empty</text:span></text:p>
          </draw:text-box>
        </draw:frame>
      </draw:page>
      <draw:page draw:name="page5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標準">
        <draw:path draw:style-name="gr23" draw:text-style-name="P1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40" draw:text-style-name="P12" draw:layer="layout" svg:width="12.131cm" svg:height="0.962cm" svg:x="3.001cm" svg:y="4.529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.095cm" svg:height="0.662cm" svg:x="3.11cm" svg:y="8.5cm">
          <draw:text-box>
            <text:p text:style-name="P8"><text:span text:style-name="T6">first</text:span></text:p>
          </draw:text-box>
        </draw:frame>
        <draw:path draw:style-name="gr30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32" draw:text-style-name="P10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3cm" svg:y="6.703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5.025cm" svg:y="6.001cm">
          <draw:text-box>
            <text:p text:style-name="P8"><text:span text:style-name="T5">empty</text:span></text:p>
          </draw:text-box>
        </draw:frame>
        <draw:line draw:style-name="gr30" draw:text-style-name="P1" draw:layer="layout" svg:x1="5.264cm" svg:y1="6.319cm" svg:x2="6.287cm" svg:y2="6.319cm">
          <text:p/>
        </draw:line>
        <draw:line draw:style-name="gr30" draw:text-style-name="P1" draw:layer="layout" svg:x1="5.264cm" svg:y1="6.399cm" svg:x2="6.285cm" svg:y2="6.399cm">
          <text:p/>
        </draw:line>
        <draw:frame draw:style-name="gr43" draw:text-style-name="P2" draw:layer="layout" svg:width="7.449cm" svg:height="0.962cm" svg:x="18.8cm" svg:y="4.5cm">
          <draw:text-box>
            <text:p><text:span text:style-name="T9">Insertion case01 (hard)</text:span></text:p>
          </draw:text-box>
        </draw:frame>
        <draw:frame draw:style-name="gr44" draw:text-style-name="P12" draw:layer="layout" svg:width="1.205cm" svg:height="0.962cm" svg:x="26.25cm" svg:y="4.5cm">
          <draw:text-box>
            <text:p><text:span text:style-name="T7">01</text:span></text:p>
          </draw:text-box>
        </draw:frame>
      </draw:page>
      <draw:page draw:name="page7" draw:style-name="dp1" draw:master-page-name="標準">
        <draw:path draw:style-name="gr23" draw:text-style-name="P1" draw:layer="layout" svg:width="0.729cm" svg:height="0.587cm" draw:transform="rotate (2.03453030904979) translate (9.279513994687cm 8.86269270071478cm)" svg:viewBox="0 0 730 588" svg:d="M671 588c223-448-224-671-671-560">
          <text:p/>
        </draw:path>
        <draw:path draw:style-name="gr23" draw:text-style-name="P1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19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503cm" svg:x2="6.001cm" svg:y2="8.503cm">
          <text:p/>
        </draw:line>
        <draw:line draw:style-name="gr45" draw:text-style-name="P1" draw:layer="layout" svg:x1="7.001cm" svg:y1="8.503cm" svg:x2="9.001cm" svg:y2="8.503cm">
          <text:p/>
        </draw:line>
        <draw:line draw:style-name="gr45" draw:text-style-name="P1" draw:layer="layout" svg:x1="10.001cm" svg:y1="6.503cm" svg:x2="8.001cm" svg:y2="6.503cm">
          <text:p/>
        </draw:line>
        <draw:frame draw:style-name="gr42" draw:text-style-name="P12" draw:layer="layout" svg:width="2.016cm" svg:height="1.673cm" svg:x="9.002cm" svg:y="6.69cm">
          <draw:text-box>
            <text:p><text:span text:style-name="T8">key-</text:span></text:p>
            <text:p><text:span text:style-name="T8">value</text:span></text:p>
          </draw:text-box>
        </draw:frame>
        <draw:line draw:style-name="gr29" draw:text-style-name="P1" draw:layer="layout" svg:x1="7.003cm" svg:y1="6.502cm" svg:x2="5.003cm" svg:y2="6.502cm">
          <text:p/>
        </draw:line>
        <draw:custom-shape draw:style-name="gr7" draw:text-style-name="P1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3.002cm" svg:y1="8.502cm" svg:x2="15.002cm" svg:y2="8.502cm">
          <text:p/>
        </draw:line>
        <draw:line draw:style-name="gr28" draw:text-style-name="P1" draw:layer="layout" svg:x1="16.002cm" svg:y1="6.502cm" svg:x2="14.002cm" svg:y2="6.502cm">
          <text:p/>
        </draw:line>
        <draw:line draw:style-name="gr46" draw:text-style-name="P1" draw:layer="layout" svg:x1="10.001cm" svg:y1="8.501cm" svg:x2="12.001cm" svg:y2="8.501cm">
          <text:p/>
        </draw:line>
        <draw:line draw:style-name="gr46" draw:text-style-name="P1" draw:layer="layout" svg:x1="13.001cm" svg:y1="6.501cm" svg:x2="11.001cm" svg:y2="6.501cm">
          <text:p/>
        </draw:line>
        <draw:path draw:style-name="gr35" draw:text-style-name="P1" draw:layer="layout" svg:width="6.319cm" svg:height="3.466cm" draw:transform="skewX (-0.531627290157473) rotate (-0.669508301065025) translate (8.05285521037184cm 2.51578721409642cm)" svg:viewBox="0 0 6320 3467" svg:d="M6320 54c-734-475-5905 2319-6320 3413">
          <text:p/>
        </draw:path>
        <draw:custom-shape draw:style-name="gr5" draw:text-style-name="P13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cm" svg:y="4.532cm">
          <draw:text-box>
            <text:p><text:span text:style-name="T10">Ope. 0.</text:span><text:span text:style-name="T11"> 4 key-value paris are already inserted.</text:span></text:p>
          </draw:text-box>
        </draw:frame>
        <draw:frame draw:style-name="gr40" draw:text-style-name="P12" draw:layer="layout" svg:width="12.131cm" svg:height="0.962cm" svg:x="3.001cm" svg:y="3.029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15.811cm" svg:y="8.5cm">
          <draw:text-box>
            <text:p text:style-name="P8"><text:span text:style-name="T5">last</text:span></text:p>
          </draw:text-box>
        </draw:frame>
        <draw:frame draw:style-name="gr37" draw:text-style-name="P9" draw:layer="layout" svg:width="1.501cm" svg:height="0.662cm" svg:x="9.112cm" svg:y="8.5cm">
          <draw:text-box>
            <text:p text:style-name="P8"><text:span text:style-name="T5">empty</text:span></text:p>
          </draw:text-box>
        </draw:frame>
        <draw:line draw:style-name="gr30" draw:text-style-name="P1" draw:layer="layout" svg:x1="9.351cm" svg:y1="8.818cm" svg:x2="10.374cm" svg:y2="8.818cm">
          <text:p/>
        </draw:line>
        <draw:line draw:style-name="gr30" draw:text-style-name="P1" draw:layer="layout" svg:x1="9.351cm" svg:y1="8.898cm" svg:x2="10.372cm" svg:y2="8.898cm">
          <text:p/>
        </draw:line>
        <draw:frame draw:style-name="gr43" draw:text-style-name="P2" draw:layer="layout" svg:width="7.449cm" svg:height="0.962cm" svg:x="18.801cm" svg:y="3cm">
          <draw:text-box>
            <text:p><text:span text:style-name="T9">Insertion case02 (hard)</text:span></text:p>
          </draw:text-box>
        </draw:frame>
        <draw:frame draw:style-name="gr44" draw:text-style-name="P12" draw:layer="layout" svg:width="1.205cm" svg:height="0.962cm" svg:x="26.251cm" svg:y="3cm">
          <draw:text-box>
            <text:p><text:span text:style-name="T7">02</text:span></text:p>
          </draw:text-box>
        </draw:frame>
        <draw:path draw:style-name="gr36" draw:text-style-name="P1" draw:layer="layout" svg:width="5.499cm" svg:height="0.749cm" svg:x="7cm" svg:y="8.5cm" svg:viewBox="0 0 5500 750" svg:d="M0 0c503 1000 4997 1000 5500 0">
          <text:p/>
        </draw:path>
        <draw:g>
          <draw:line draw:style-name="gr1" draw:text-style-name="P1" draw:layer="layout" svg:x1="12.573cm" svg:y1="8.473cm" svg:x2="12.073cm" svg:y2="8.886cm">
            <text:p/>
          </draw:line>
          <draw:line draw:style-name="gr1" draw:text-style-name="P1" draw:layer="layout" svg:x1="12.223cm" svg:y1="8.473cm" svg:x2="12.423cm" svg:y2="8.886cm">
            <text:p/>
          </draw:line>
        </draw:g>
        <draw:g>
          <draw:line draw:style-name="gr1" draw:text-style-name="P1" draw:layer="layout" svg:x1="7.932cm" svg:y1="6.123cm" svg:x2="7.432cm" svg:y2="6.536cm">
            <text:p/>
          </draw:line>
          <draw:line draw:style-name="gr1" draw:text-style-name="P1" draw:layer="layout" svg:x1="7.582cm" svg:y1="6.123cm" svg:x2="7.782cm" svg:y2="6.536cm">
            <text:p/>
          </draw:line>
        </draw:g>
      </draw:page>
      <draw:page draw:name="page8" draw:style-name="dp1" draw:master-page-name="標準">
        <draw:path draw:style-name="gr23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30" draw:text-style-name="P1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23" draw:text-style-name="P1" draw:layer="layout" svg:width="0.729cm" svg:height="0.587cm" draw:transform="rotate (2.03453030904979) translate (6.28051399468704cm 8.86269270071478cm)" svg:viewBox="0 0 730 588" svg:d="M671 588c223-448-224-671-671-560">
          <text:p/>
        </draw:path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8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cm" svg:height="2cm" svg:x="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cm" svg:x2="6cm" svg:y2="8.5cm">
          <text:p/>
        </draw:line>
        <draw:line draw:style-name="gr45" draw:text-style-name="P1" draw:layer="layout" svg:x1="7cm" svg:y1="8.5cm" svg:x2="9cm" svg:y2="8.5cm">
          <text:p/>
        </draw:line>
        <draw:line draw:style-name="gr45" draw:text-style-name="P1" draw:layer="layout" svg:x1="10cm" svg:y1="6.5cm" svg:x2="8cm" svg:y2="6.5cm">
          <text:p/>
        </draw:line>
        <draw:custom-shape draw:style-name="gr5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cm" svg:y="4.531cm">
          <draw:text-box>
            <text:p><text:span text:style-name="T10">Ope. 0.</text:span><text:span text:style-name="T11"> 2 key-value pairs are already inserted.</text:span></text:p>
          </draw:text-box>
        </draw:frame>
        <draw:line draw:style-name="gr29" draw:text-style-name="P1" draw:layer="layout" svg:x1="7cm" svg:y1="6.5cm" svg:x2="5.002cm" svg:y2="6.501cm">
          <text:p/>
        </draw:line>
        <draw:frame draw:style-name="gr42" draw:text-style-name="P12" draw:layer="layout" svg:width="2.016cm" svg:height="1.673cm" svg:x="9cm" svg:y="6.696cm">
          <draw:text-box>
            <text:p><text:span text:style-name="T8">key-</text:span></text:p>
            <text:p><text:span text:style-name="T8">value</text:span></text:p>
          </draw:text-box>
        </draw:frame>
        <draw:frame draw:style-name="gr40" draw:text-style-name="P12" draw:layer="layout" svg:width="12.131cm" svg:height="0.962cm" svg:x="3.001cm" svg:y="3.028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frame draw:style-name="gr24" draw:text-style-name="P11" draw:layer="layout" svg:width="1.095cm" svg:height="0.662cm" svg:x="9.812cm" svg:y="8.5cm">
          <draw:text-box>
            <text:p text:style-name="P8"><text:span text:style-name="T6">last</text:span></text:p>
          </draw:text-box>
        </draw:frame>
        <draw:frame draw:style-name="gr24" draw:text-style-name="P9" draw:layer="layout" svg:width="1.095cm" svg:height="0.662cm" svg:x="6.113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6.3cm" svg:y1="8.82cm" svg:x2="7cm" svg:y2="8.82cm">
          <text:p/>
        </draw:line>
        <draw:line draw:style-name="gr30" draw:text-style-name="P1" draw:layer="layout" svg:x1="6.3cm" svg:y1="8.9cm" svg:x2="7cm" svg:y2="8.9cm">
          <text:p/>
        </draw:line>
        <draw:frame draw:style-name="gr37" draw:text-style-name="P9" draw:layer="layout" svg:width="1.501cm" svg:height="0.662cm" svg:x="11.025cm" svg:y="6cm">
          <draw:text-box>
            <text:p text:style-name="P8"><text:span text:style-name="T5">empty</text:span></text:p>
          </draw:text-box>
        </draw:frame>
        <draw:line draw:style-name="gr30" draw:text-style-name="P1" draw:layer="layout" svg:x1="11.264cm" svg:y1="6.318cm" svg:x2="12.287cm" svg:y2="6.318cm">
          <text:p/>
        </draw:line>
        <draw:line draw:style-name="gr30" draw:text-style-name="P1" draw:layer="layout" svg:x1="11.264cm" svg:y1="6.398cm" svg:x2="12.285cm" svg:y2="6.398cm">
          <text:p/>
        </draw:line>
        <draw:frame draw:style-name="gr43" draw:text-style-name="P2" draw:layer="layout" svg:width="7.449cm" svg:height="0.962cm" svg:x="18.801cm" svg:y="3cm">
          <draw:text-box>
            <text:p><text:span text:style-name="T9">Insertion case03 (hard)</text:span></text:p>
          </draw:text-box>
        </draw:frame>
        <draw:frame draw:style-name="gr44" draw:text-style-name="P12" draw:layer="layout" svg:width="1.205cm" svg:height="0.962cm" svg:x="26.251cm" svg:y="3cm">
          <draw:text-box>
            <text:p><text:span text:style-name="T7">03</text:span></text:p>
          </draw:text-box>
        </draw:frame>
      </draw:page>
      <draw:page draw:name="page9" draw:style-name="dp1" draw:master-page-name="標準">
        <draw:path draw:style-name="gr23" draw:text-style-name="P1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23" draw:text-style-name="P1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45" draw:text-style-name="P1" draw:layer="layout" svg:x1="7cm" svg:y1="8.001cm" svg:x2="9cm" svg:y2="8.001cm">
          <text:p/>
        </draw:line>
        <draw:line draw:style-name="gr45" draw:text-style-name="P1" draw:layer="layout" svg:x1="10cm" svg:y1="5.999cm" svg:x2="8cm" svg:y2="5.999cm">
          <text:p/>
        </draw:line>
        <draw:custom-shape draw:style-name="gr5" draw:text-style-name="P13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3cm">
          <draw:text-box>
            <text:p><text:span text:style-name="T11">3 key-value pairs</text:span></text:p>
            <text:p><text:span text:style-name="T11">are already inserted.</text:span></text:p>
          </draw:text-box>
        </draw:frame>
        <draw:frame draw:style-name="gr50" draw:text-style-name="P16" draw:layer="layout" svg:width="2.623cm" svg:height="0.962cm" svg:x="3cm" svg:y="2.731cm">
          <draw:text-box>
            <text:p><text:span text:style-name="T10">Ope. 0.</text:span></text:p>
          </draw:text-box>
        </draw:frame>
        <draw:custom-shape draw:style-name="gr51" draw:text-style-name="P5" draw:layer="layout" svg:width="23.5cm" svg:height="6.9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line draw:style-name="gr29" draw:text-style-name="P1" draw:layer="layout" svg:x1="7cm" svg:y1="6cm" svg:x2="5cm" svg:y2="6cm">
          <text:p/>
        </draw:line>
        <draw:frame draw:style-name="gr52" draw:text-style-name="P12" draw:layer="layout" svg:width="5.574cm" svg:height="1.673cm" svg:x="12cm" svg:y="3.533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53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8" draw:layer="layout" svg:width="2.623cm" svg:height="0.962cm" svg:x="12.001cm" svg:y="2.733cm">
          <draw:text-box>
            <text:p><text:span text:style-name="T7">Ope. 2.</text:span></text:p>
          </draw:text-box>
        </draw:frame>
        <draw:custom-shape draw:style-name="gr11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4" draw:text-style-name="P1" draw:layer="layout" svg:width="1.797cm" svg:height="2.625cm" draw:transform="rotate (-1.03899450371222) translate (12.2071721481644cm 6.70243242694873cm)" svg:viewBox="0 0 1798 2626" svg:d="M1563 0c819 482-702 3067-1563 2561">
          <text:p/>
        </draw:path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1cm" svg:x2="7.432cm" svg:y2="6.034cm">
            <text:p/>
          </draw:line>
          <draw:line draw:style-name="gr1" draw:text-style-name="P1" draw:layer="layout" svg:x1="7.582cm" svg:y1="5.621cm" svg:x2="7.782cm" svg:y2="6.034cm">
            <text:p/>
          </draw:line>
        </draw:g>
        <draw:g>
          <draw:line draw:style-name="gr1" draw:text-style-name="P1" draw:layer="layout" svg:x1="12.572cm" svg:y1="7.972cm" svg:x2="12.072cm" svg:y2="8.385cm">
            <text:p/>
          </draw:line>
          <draw:line draw:style-name="gr1" draw:text-style-name="P1" draw:layer="layout" svg:x1="12.222cm" svg:y1="7.972cm" svg:x2="12.422cm" svg:y2="8.385cm">
            <text:p/>
          </draw:line>
        </draw:g>
        <draw:frame draw:style-name="gr55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0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37" draw:text-style-name="P9" draw:layer="layout" svg:width="1.501cm" svg:height="0.662cm" svg:x="9.426cm" svg:y="5.326cm">
          <draw:text-box>
            <text:p text:style-name="P8"><text:span text:style-name="T5">empty</text:span></text:p>
          </draw:text-box>
        </draw:frame>
        <draw:line draw:style-name="gr56" draw:text-style-name="P1" draw:layer="layout" svg:x1="9.665cm" svg:y1="5.644cm" svg:x2="10.688cm" svg:y2="5.644cm">
          <text:p/>
        </draw:line>
        <draw:line draw:style-name="gr56" draw:text-style-name="P1" draw:layer="layout" svg:x1="9.665cm" svg:y1="5.724cm" svg:x2="10.686cm" svg:y2="5.724cm">
          <text:p/>
        </draw:line>
        <draw:frame draw:style-name="gr24" draw:text-style-name="P9" draw:layer="layout" svg:width="1.095cm" svg:height="0.662cm" svg:x="12.814cm" svg:y="8cm">
          <draw:text-box>
            <text:p text:style-name="P8"><text:span text:style-name="T5">last</text:span></text:p>
          </draw:text-box>
        </draw:frame>
        <draw:line draw:style-name="gr56" draw:text-style-name="P1" draw:layer="layout" svg:x1="13.001cm" svg:y1="8.32cm" svg:x2="13.701cm" svg:y2="8.32cm">
          <text:p/>
        </draw:line>
        <draw:line draw:style-name="gr56" draw:text-style-name="P1" draw:layer="layout" svg:x1="13.001cm" svg:y1="8.4cm" svg:x2="13.701cm" svg:y2="8.4cm">
          <text:p/>
        </draw:line>
        <draw:path draw:style-name="gr30" draw:text-style-name="P1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24" draw:text-style-name="P11" draw:layer="layout" svg:width="1.095cm" svg:height="0.662cm" svg:x="14.025cm" svg:y="5.504cm">
          <draw:text-box>
            <text:p text:style-name="P8"><text:span text:style-name="T6">first</text:span></text:p>
          </draw:text-box>
        </draw:frame>
        <draw:custom-shape draw:style-name="gr57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01cm">
          <draw:text-box>
            <text:p><text:span text:style-name="T8">key-</text:span></text:p>
            <text:p><text:span text:style-name="T8">value</text:span></text:p>
          </draw:text-box>
        </draw:frame>
        <draw:frame draw:style-name="gr43" draw:text-style-name="P2" draw:layer="layout" svg:width="7.449cm" svg:height="0.962cm" svg:x="18.801cm" svg:y="2.764cm">
          <draw:text-box>
            <text:p><text:span text:style-name="T9">Insertion case04 (hard)</text:span></text:p>
          </draw:text-box>
        </draw:frame>
        <draw:frame draw:style-name="gr44" draw:text-style-name="P12" draw:layer="layout" svg:width="1.205cm" svg:height="0.962cm" svg:x="26.251cm" svg:y="2.8cm">
          <draw:text-box>
            <text:p><text:span text:style-name="T7">04</text:span></text:p>
          </draw:text-box>
        </draw:frame>
      </draw:page>
      <draw:page draw:name="page10" draw:style-name="dp1" draw:master-page-name="標準">
        <draw:path draw:style-name="gr23" draw:text-style-name="P1" draw:layer="layout" svg:width="1.475cm" svg:height="0.338cm" draw:transform="rotate (2.03383217734899) translate (10.501cm 7.001cm)" svg:viewBox="0 0 1476 339" svg:d="M0 0c0 0 1253 625 1476 178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5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8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0" draw:text-style-name="P16" draw:layer="layout" svg:width="2.623cm" svg:height="0.962cm" svg:x="3cm" svg:y="2.729cm">
          <draw:text-box>
            <text:p><text:span text:style-name="T10">Ope. 0.</text:span></text:p>
          </draw:text-box>
        </draw:frame>
        <draw:custom-shape draw:style-name="gr58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0cm" svg:y1="6cm" svg:x2="8cm" svg:y2="6cm">
          <text:p/>
        </draw:line>
        <draw:line draw:style-name="gr59" draw:text-style-name="P1" draw:layer="layout" svg:x1="10cm" svg:y1="8cm" svg:x2="12cm" svg:y2="8cm">
          <text:p/>
        </draw:line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line draw:style-name="gr60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59" draw:text-style-name="P1" draw:layer="layout" svg:x1="7.001cm" svg:y1="8cm" svg:x2="9.001cm" svg:y2="8cm">
          <text:p/>
        </draw:line>
        <draw:line draw:style-name="gr59" draw:text-style-name="P1" draw:layer="layout" svg:x1="13.002cm" svg:y1="6cm" svg:x2="11.002cm" svg:y2="6cm">
          <text:p/>
        </draw:line>
        <draw:line draw:style-name="gr61" draw:text-style-name="P1" draw:layer="layout" svg:x1="16cm" svg:y1="8cm" svg:x2="18cm" svg:y2="8cm">
          <text:p/>
        </draw:line>
        <draw:line draw:style-name="gr61" draw:text-style-name="P1" draw:layer="layout" svg:x1="19cm" svg:y1="6cm" svg:x2="17cm" svg:y2="6cm">
          <text:p/>
        </draw:line>
        <draw:frame draw:style-name="gr52" draw:text-style-name="P12" draw:layer="layout" svg:width="5.574cm" svg:height="1.673cm" svg:x="18cm" svg:y="3.531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22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8" draw:layer="layout" svg:width="2.623cm" svg:height="0.962cm" svg:x="18.001cm" svg:y="2.731cm">
          <draw:text-box>
            <text:p><text:span text:style-name="T7">Ope. 2.</text:span></text:p>
          </draw:text-box>
        </draw:frame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path draw:style-name="gr54" draw:text-style-name="P1" draw:layer="layout" svg:width="4.704cm" svg:height="7.755cm" draw:transform="skewX (-5.10450223297533E-017) rotate (-1.03899450371222) translate (16.663910854cm 4.07935495565857cm)" svg:viewBox="0 0 4705 7756" svg:d="M4607 0c819 482-3745 8239-4607 7732">
          <text:p/>
        </draw:path>
        <draw:frame draw:style-name="gr55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0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24" draw:text-style-name="P11" draw:layer="layout" svg:width="1.095cm" svg:height="0.662cm" svg:x="20.025cm" svg:y="5.503cm">
          <draw:text-box>
            <text:p text:style-name="P8"><text:span text:style-name="T6">first</text:span></text:p>
          </draw:text-box>
        </draw:frame>
        <draw:custom-shape draw:style-name="gr57" draw:text-style-name="P10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.011cm" svg:y="6.203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8.68cm" svg:y="5.245cm">
          <draw:text-box>
            <text:p text:style-name="P8"><text:span text:style-name="T5">empty</text:span></text:p>
          </draw:text-box>
        </draw:frame>
        <draw:line draw:style-name="gr56" draw:text-style-name="P1" draw:layer="layout" svg:x1="8.919cm" svg:y1="5.563cm" svg:x2="9.942cm" svg:y2="5.563cm">
          <text:p/>
        </draw:line>
        <draw:line draw:style-name="gr56" draw:text-style-name="P1" draw:layer="layout" svg:x1="8.919cm" svg:y1="5.643cm" svg:x2="9.94cm" svg:y2="5.643cm">
          <text:p/>
        </draw:line>
        <draw:frame draw:style-name="gr43" draw:text-style-name="P2" draw:layer="layout" svg:width="7.449cm" svg:height="0.962cm" svg:x="18.802cm" svg:y="2.024cm">
          <draw:text-box>
            <text:p><text:span text:style-name="T9">Insertion case06 (hard)</text:span></text:p>
          </draw:text-box>
        </draw:frame>
        <draw:frame draw:style-name="gr44" draw:text-style-name="P12" draw:layer="layout" svg:width="1.205cm" svg:height="0.962cm" svg:x="26.251cm" svg:y="2cm">
          <draw:text-box>
            <text:p><text:span text:style-name="T7">05</text:span></text:p>
          </draw:text-box>
        </draw:frame>
        <draw:g>
          <draw:line draw:style-name="gr1" draw:text-style-name="P1" draw:layer="layout" svg:x1="23.989cm" svg:y1="2.323cm" svg:x2="23.489cm" svg:y2="2.736cm">
            <text:p/>
          </draw:line>
          <draw:line draw:style-name="gr1" draw:text-style-name="P1" draw:layer="layout" svg:x1="23.639cm" svg:y1="2.323cm" svg:x2="23.839cm" svg:y2="2.736cm">
            <text:p/>
          </draw:line>
        </draw:g>
      </draw:page>
      <draw:page draw:name="page11" draw:style-name="dp1" draw:master-page-name="標準">
        <draw:path draw:style-name="gr23" draw:text-style-name="P1" draw:layer="layout" svg:width="1.363cm" svg:height="0.344cm" draw:transform="rotate (-2.03453030904979) translate (14.25cm 5.851cm)" svg:viewBox="0 0 1364 345" svg:d="M1364 156c0 0-1029 515-1364-156">
          <text:p/>
        </draw:path>
        <draw:path draw:style-name="gr56" draw:text-style-name="P1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24" draw:text-style-name="P9" draw:layer="layout" svg:width="1.095cm" svg:height="0.662cm" svg:x="3.11cm" svg:y="8.001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2cm" svg:x2="6cm" svg:y2="8.002cm">
          <text:p/>
        </draw:line>
        <draw:line draw:style-name="gr28" draw:text-style-name="P1" draw:layer="layout" svg:x1="7cm" svg:y1="6.002cm" svg:x2="5cm" svg:y2="6.002cm">
          <text:p/>
        </draw:line>
        <draw:line draw:style-name="gr61" draw:text-style-name="P1" draw:layer="layout" svg:x1="7cm" svg:y1="8.002cm" svg:x2="9cm" svg:y2="8.002cm">
          <text:p/>
        </draw:line>
        <draw:line draw:style-name="gr61" draw:text-style-name="P1" draw:layer="layout" svg:x1="10cm" svg:y1="6.002cm" svg:x2="8cm" svg:y2="6.002cm">
          <text:p/>
        </draw:line>
        <draw:line draw:style-name="gr59" draw:text-style-name="P1" draw:layer="layout" svg:x1="13cm" svg:y1="6.002cm" svg:x2="11cm" svg:y2="6.002cm">
          <text:p/>
        </draw:line>
        <draw:custom-shape draw:style-name="gr5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9cm">
          <draw:text-box>
            <text:p><text:span text:style-name="T11">3 key-value pairs</text:span></text:p>
            <text:p><text:span text:style-name="T11">are already inserted.</text:span></text:p>
          </draw:text-box>
        </draw:frame>
        <draw:frame draw:style-name="gr52" draw:text-style-name="P12" draw:layer="layout" svg:width="5.574cm" svg:height="1.673cm" svg:x="9cm" svg:y="3.53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0" draw:text-style-name="P1" draw:layer="layout" svg:x1="17.5cm" svg:y1="9.502cm" svg:x2="17.5cm" svg:y2="9.502cm">
          <text:p/>
        </draw:line>
        <draw:path draw:style-name="gr63" draw:text-style-name="P1" draw:layer="layout" svg:width="1.732cm" svg:height="2.67cm" draw:transform="rotate (-1.03899450371222) translate (12.2508777249755cm 6.72771868964208cm)" svg:viewBox="0 0 1733 2671" svg:d="M0 2612c819 481 2339-2105 1477-2612">
          <text:p/>
        </draw:path>
        <draw:frame draw:style-name="gr55" draw:text-style-name="P17" draw:layer="layout" svg:width="8.74cm" svg:height="0.962cm" svg:x="13.706cm" svg:y="8.702cm">
          <draw:text-box>
            <text:p><text:span text:style-name="T12">Moving stored </text:span><text:span text:style-name="T13">key-value pair.</text:span></text:p>
          </draw:text-box>
        </draw:frame>
        <draw:frame draw:style-name="gr50" draw:text-style-name="P23" draw:layer="layout" svg:width="2.623cm" svg:height="0.962cm" svg:x="3cm" svg:y="2.73cm">
          <draw:text-box>
            <text:p><text:span text:style-name="T15">Ope. 0.</text:span></text:p>
          </draw:text-box>
        </draw:frame>
        <draw:frame draw:style-name="gr50" draw:text-style-name="P24" draw:layer="layout" svg:width="2.623cm" svg:height="0.962cm" svg:x="9.001cm" svg:y="2.73cm">
          <draw:text-box>
            <text:p><text:span text:style-name="T16">Ope. 2.</text:span></text:p>
          </draw:text-box>
        </draw:frame>
        <draw:frame draw:style-name="gr50" draw:text-style-name="P19" draw:layer="layout" svg:width="2.623cm" svg:height="0.962cm" svg:x="11.502cm" svg:y="8.697cm">
          <draw:text-box>
            <text:p><text:span text:style-name="T14">Ope. 1.</text:span></text:p>
          </draw:text-box>
        </draw:frame>
        <draw:frame draw:style-name="gr42" draw:text-style-name="P17" draw:layer="layout" svg:width="2.016cm" svg:height="1.673cm" svg:x="12cm" svg:y="6.197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2083951419361cm)" svg:viewBox="0 0 6315 3466" svg:d="M6315 54c-735-475-5901 2317-6315 3412">
          <text:p/>
        </draw:path>
        <draw:custom-shape draw:style-name="gr11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6cm" svg:x2="7.935cm" svg:y2="6.209cm">
            <text:p/>
          </draw:line>
          <draw:line draw:style-name="gr65" draw:text-style-name="P1" draw:layer="layout" svg:x1="8.085cm" svg:y1="5.796cm" svg:x2="8.285cm" svg:y2="6.209cm">
            <text:p/>
          </draw:line>
        </draw:g>
        <draw:g>
          <draw:line draw:style-name="gr1" draw:text-style-name="P1" draw:layer="layout" svg:x1="9.059cm" svg:y1="7.797cm" svg:x2="8.559cm" svg:y2="8.21cm">
            <text:p/>
          </draw:line>
          <draw:line draw:style-name="gr1" draw:text-style-name="P1" draw:layer="layout" svg:x1="8.709cm" svg:y1="7.797cm" svg:x2="8.909cm" svg:y2="8.21cm">
            <text:p/>
          </draw:line>
        </draw:g>
        <draw:custom-shape draw:style-name="gr66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10cm" svg:y1="8.002cm" svg:x2="12cm" svg:y2="8.002cm">
          <text:p/>
        </draw:line>
        <draw:frame draw:style-name="gr24" draw:text-style-name="P25" draw:layer="layout" svg:width="1.095cm" svg:height="0.662cm" svg:x="12.813cm" svg:y="8.001cm">
          <draw:text-box>
            <text:p text:style-name="P8"><text:span text:style-name="T17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24" draw:text-style-name="P26" draw:layer="layout" svg:width="1.095cm" svg:height="0.662cm" svg:x="9.11cm" svg:y="8.001cm">
          <draw:text-box>
            <text:p text:style-name="P8"><text:span text:style-name="T18">first</text:span></text:p>
          </draw:text-box>
        </draw:frame>
        <draw:custom-shape draw:style-name="gr57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8cm">
          <draw:text-box>
            <text:p><text:span text:style-name="T8">key-</text:span></text:p>
            <text:p><text:span text:style-name="T8">value</text:span></text:p>
          </draw:text-box>
        </draw:frame>
        <draw:frame draw:style-name="gr43" draw:text-style-name="P2" draw:layer="layout" svg:width="7.449cm" svg:height="0.962cm" svg:x="18.802cm" svg:y="2.76cm">
          <draw:text-box>
            <text:p><text:span text:style-name="T9">Insertion case11 (hard)</text:span></text:p>
          </draw:text-box>
        </draw:frame>
        <draw:frame draw:style-name="gr44" draw:text-style-name="P12" draw:layer="layout" svg:width="1.205cm" svg:height="0.962cm" svg:x="26.251cm" svg:y="2.7cm">
          <draw:text-box>
            <text:p><text:span text:style-name="T7">06</text:span></text:p>
          </draw:text-box>
        </draw:frame>
        <draw:g>
          <draw:line draw:style-name="gr1" draw:text-style-name="P1" draw:layer="layout" svg:x1="23.989cm" svg:y1="3.023cm" svg:x2="23.489cm" svg:y2="3.436cm">
            <text:p/>
          </draw:line>
          <draw:line draw:style-name="gr1" draw:text-style-name="P1" draw:layer="layout" svg:x1="23.639cm" svg:y1="3.023cm" svg:x2="23.839cm" svg:y2="3.436cm">
            <text:p/>
          </draw:line>
        </draw:g>
        <draw:path draw:style-name="gr67" draw:text-style-name="P1" draw:layer="layout" svg:width="5.499cm" svg:height="0.749cm" svg:x="7cm" svg:y="8.002cm" svg:viewBox="0 0 5500 750" svg:d="M0 0c500 1000 5000 1000 5500 0">
          <text:p/>
        </draw:path>
        <draw:frame draw:style-name="gr37" draw:text-style-name="P9" draw:layer="layout" svg:width="1.501cm" svg:height="0.662cm" svg:x="14.025cm" svg:y="5.501cm">
          <draw:text-box>
            <text:p text:style-name="P8"><text:span text:style-name="T5">empty</text:span></text:p>
          </draw:text-box>
        </draw:frame>
        <draw:line draw:style-name="gr56" draw:text-style-name="P1" draw:layer="layout" svg:x1="14.264cm" svg:y1="5.819cm" svg:x2="15.287cm" svg:y2="5.819cm">
          <text:p/>
        </draw:line>
        <draw:line draw:style-name="gr56" draw:text-style-name="P1" draw:layer="layout" svg:x1="14.264cm" svg:y1="5.899cm" svg:x2="15.285cm" svg:y2="5.899cm">
          <text:p/>
        </draw:line>
      </draw:page>
      <draw:page draw:name="page12" draw:style-name="dp1" draw:master-page-name="標準">
        <draw:path draw:style-name="gr23" draw:text-style-name="P1" draw:layer="layout" svg:width="1.475cm" svg:height="0.338cm" draw:transform="rotate (2.03383217734899) translate (10.5cm 7cm)" svg:viewBox="0 0 1476 339" svg:d="M0 0c0 0 1253 625 1476 178">
          <text:p/>
        </draw:path>
        <draw:path draw:style-name="gr23" draw:text-style-name="P1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2cm" svg:x2="6cm" svg:y2="8.002cm">
          <text:p/>
        </draw:line>
        <draw:line draw:style-name="gr45" draw:text-style-name="P1" draw:layer="layout" svg:x1="7cm" svg:y1="8.002cm" svg:x2="9cm" svg:y2="8.002cm">
          <text:p/>
        </draw:line>
        <draw:line draw:style-name="gr45" draw:text-style-name="P1" draw:layer="layout" svg:x1="10cm" svg:y1="6.002cm" svg:x2="8cm" svg:y2="6.002cm">
          <text:p/>
        </draw:line>
        <draw:custom-shape draw:style-name="gr5" draw:text-style-name="P21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9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0" draw:text-style-name="P16" draw:layer="layout" svg:width="2.623cm" svg:height="0.962cm" svg:x="3cm" svg:y="2.73cm">
          <draw:text-box>
            <text:p><text:span text:style-name="T10">Ope. 0.</text:span></text:p>
          </draw:text-box>
        </draw:frame>
        <draw:custom-shape draw:style-name="gr66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out" svg:x1="8.501cm" svg:y1="9.494cm" svg:x2="8.501cm" svg:y2="9.494cm">
          <text:p/>
        </draw:line>
        <draw:frame draw:style-name="gr42" draw:text-style-name="P27" draw:layer="layout" svg:width="2.016cm" svg:height="1.673cm" svg:x="9.001cm" svg:y="6.189cm">
          <draw:text-box>
            <text:p><text:span text:style-name="T12">key-</text:span></text:p>
            <text:p><text:span text:style-name="T12">value</text:span></text:p>
          </draw:text-box>
        </draw:frame>
        <draw:line draw:style-name="gr29" draw:text-style-name="P1" draw:layer="layout" svg:x1="7.002cm" svg:y1="6.001cm" svg:x2="5.002cm" svg:y2="6.001cm">
          <text:p/>
        </draw:line>
        <draw:frame draw:style-name="gr52" draw:text-style-name="P12" draw:layer="layout" svg:width="5.574cm" svg:height="1.673cm" svg:x="12cm" svg:y="3.532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8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8" draw:layer="layout" svg:width="2.623cm" svg:height="0.962cm" svg:x="12.001cm" svg:y="2.732cm">
          <draw:text-box>
            <text:p><text:span text:style-name="T7">Ope. 2.</text:span></text:p>
          </draw:text-box>
        </draw:frame>
        <draw:custom-shape draw:style-name="gr7" draw:text-style-name="P1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001cm" svg:y1="8.001cm" svg:x2="18.001cm" svg:y2="8.001cm">
          <text:p/>
        </draw:line>
        <draw:line draw:style-name="gr28" draw:text-style-name="P1" draw:layer="layout" svg:x1="19.001cm" svg:y1="6.001cm" svg:x2="17.001cm" svg:y2="6.001cm">
          <text:p/>
        </draw:line>
        <draw:line draw:style-name="gr61" draw:text-style-name="P1" draw:layer="layout" svg:x1="13cm" svg:y1="8cm" svg:x2="15cm" svg:y2="8cm">
          <text:p/>
        </draw:line>
        <draw:line draw:style-name="gr61" draw:text-style-name="P1" draw:layer="layout" svg:x1="16cm" svg:y1="6cm" svg:x2="14cm" svg:y2="6cm">
          <text:p/>
        </draw:line>
        <draw:path draw:style-name="gr64" draw:text-style-name="P1" draw:layer="layout" svg:width="6.314cm" svg:height="3.465cm" draw:transform="skewX (-0.530405559681077) rotate (-0.669508301065025) translate (11.0567546925199cm 2.02183951419361cm)" svg:viewBox="0 0 6315 3466" svg:d="M6315 54c-735-475-5901 2317-6315 3412">
          <text:p/>
        </draw:path>
        <draw:path draw:style-name="gr54" draw:text-style-name="P1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1" draw:text-style-name="P1" draw:layer="layout" svg:x1="14.435cm" svg:y1="5.798cm" svg:x2="13.935cm" svg:y2="6.211cm">
            <text:p/>
          </draw:line>
          <draw:line draw:style-name="gr1" draw:text-style-name="P1" draw:layer="layout" svg:x1="14.085cm" svg:y1="5.798cm" svg:x2="14.285cm" svg:y2="6.211cm">
            <text:p/>
          </draw:line>
        </draw:g>
        <draw:g>
          <draw:line draw:style-name="gr1" draw:text-style-name="P1" draw:layer="layout" svg:x1="15.059cm" svg:y1="7.799cm" svg:x2="14.559cm" svg:y2="8.212cm">
            <text:p/>
          </draw:line>
          <draw:line draw:style-name="gr1" draw:text-style-name="P1" draw:layer="layout" svg:x1="14.709cm" svg:y1="7.799cm" svg:x2="14.909cm" svg:y2="8.212cm">
            <text:p/>
          </draw:line>
        </draw:g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cm" svg:x2="7.432cm" svg:y2="6.033cm">
            <text:p/>
          </draw:line>
          <draw:line draw:style-name="gr1" draw:text-style-name="P1" draw:layer="layout" svg:x1="7.582cm" svg:y1="5.62cm" svg:x2="7.782cm" svg:y2="6.033cm">
            <text:p/>
          </draw:line>
        </draw:g>
        <draw:g>
          <draw:line draw:style-name="gr1" draw:text-style-name="P1" draw:layer="layout" svg:x1="12.572cm" svg:y1="7.971cm" svg:x2="12.072cm" svg:y2="8.384cm">
            <text:p/>
          </draw:line>
          <draw:line draw:style-name="gr1" draw:text-style-name="P1" draw:layer="layout" svg:x1="12.222cm" svg:y1="7.971cm" svg:x2="12.422cm" svg:y2="8.384cm">
            <text:p/>
          </draw:line>
        </draw:g>
        <draw:custom-shape draw:style-name="gr11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5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0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24" draw:text-style-name="P9" draw:layer="layout" svg:width="1.095cm" svg:height="0.662cm" svg:x="18.812cm" svg:y="8cm">
          <draw:text-box>
            <text:p text:style-name="P8"><text:span text:style-name="T5">last</text:span></text:p>
          </draw:text-box>
        </draw:frame>
        <draw:frame draw:style-name="gr24" draw:text-style-name="P11" draw:layer="layout" svg:width="1.095cm" svg:height="0.662cm" svg:x="10.613cm" svg:y="5.664cm">
          <draw:text-box>
            <text:p text:style-name="P8"><text:span text:style-name="T6">first</text:span></text:p>
          </draw:text-box>
        </draw:frame>
        <draw:path draw:style-name="gr30" draw:text-style-name="P1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57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8.681cm" svg:y="5.246cm">
          <draw:text-box>
            <text:p text:style-name="P8"><text:span text:style-name="T5">empty</text:span></text:p>
          </draw:text-box>
        </draw:frame>
        <draw:line draw:style-name="gr56" draw:text-style-name="P1" draw:layer="layout" svg:x1="8.92cm" svg:y1="5.564cm" svg:x2="9.943cm" svg:y2="5.564cm">
          <text:p/>
        </draw:line>
        <draw:line draw:style-name="gr56" draw:text-style-name="P1" draw:layer="layout" svg:x1="8.92cm" svg:y1="5.644cm" svg:x2="9.941cm" svg:y2="5.644cm">
          <text:p/>
        </draw:line>
        <draw:frame draw:style-name="gr43" draw:text-style-name="P2" draw:layer="layout" svg:width="7.449cm" svg:height="0.962cm" svg:x="18.801cm" svg:y="2.76cm">
          <draw:text-box>
            <text:p><text:span text:style-name="T9">Insertion case05 (hard)</text:span></text:p>
          </draw:text-box>
        </draw:frame>
        <draw:frame draw:style-name="gr44" draw:text-style-name="P12" draw:layer="layout" svg:width="1.205cm" svg:height="0.962cm" svg:x="26.251cm" svg:y="2.7cm">
          <draw:text-box>
            <text:p><text:span text:style-name="T7">07</text:span></text:p>
          </draw:text-box>
        </draw:frame>
        <draw:g>
          <draw:line draw:style-name="gr1" draw:text-style-name="P1" draw:layer="layout" svg:x1="23.989cm" svg:y1="3.023cm" svg:x2="23.489cm" svg:y2="3.436cm">
            <text:p/>
          </draw:line>
          <draw:line draw:style-name="gr1" draw:text-style-name="P1" draw:layer="layout" svg:x1="23.639cm" svg:y1="3.023cm" svg:x2="23.839cm" svg:y2="3.436cm">
            <text:p/>
          </draw:line>
        </draw:g>
        <draw:path draw:style-name="gr67" draw:text-style-name="P1" draw:layer="layout" svg:width="5.499cm" svg:height="0.749cm" svg:x="10cm" svg:y="8.003cm" svg:viewBox="0 0 5500 750" svg:d="M0 0c500 1000 5000 1000 5500 0">
          <text:p/>
        </draw:path>
      </draw:page>
      <draw:page draw:name="page13" draw:style-name="dp1" draw:master-page-name="標準">
        <draw:path draw:style-name="gr23" draw:text-style-name="P1" draw:layer="layout" svg:width="1.475cm" svg:height="0.338cm" draw:transform="rotate (2.03383217734899) translate (10.502cm 7.002cm)" svg:viewBox="0 0 1476 339" svg:d="M0 0c0 0 1253 625 1476 178">
          <text:p/>
        </draw:path>
        <draw:frame draw:style-name="gr37" draw:text-style-name="P9" draw:layer="layout" svg:width="1.501cm" svg:height="0.662cm" svg:x="8.686cm" svg:y="5.241cm">
          <draw:text-box>
            <text:p text:style-name="P8"><text:span text:style-name="T5">empty</text:span></text:p>
          </draw:text-box>
        </draw:frame>
        <draw:line draw:style-name="gr56" draw:text-style-name="P1" draw:layer="layout" svg:x1="8.925cm" svg:y1="5.559cm" svg:x2="9.948cm" svg:y2="5.559cm">
          <text:p/>
        </draw:line>
        <draw:line draw:style-name="gr56" draw:text-style-name="P1" draw:layer="layout" svg:x1="8.925cm" svg:y1="5.639cm" svg:x2="9.946cm" svg:y2="5.639cm">
          <text:p/>
        </draw:line>
        <draw:path draw:style-name="gr23" draw:text-style-name="P1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line draw:style-name="gr28" draw:text-style-name="P1" draw:layer="layout" svg:x1="22cm" svg:y1="8.001cm" svg:x2="24cm" svg:y2="8.001cm">
          <text:p/>
        </draw:line>
        <draw:line draw:style-name="gr28" draw:text-style-name="P1" draw:layer="layout" svg:x1="25cm" svg:y1="6.001cm" svg:x2="23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8cm">
          <draw:text-box>
            <text:p><text:span text:style-name="T11">7 key-value pairs</text:span></text:p>
            <text:p><text:span text:style-name="T11">are already inserted.</text:span></text:p>
          </draw:text-box>
        </draw:frame>
        <draw:frame draw:style-name="gr50" draw:text-style-name="P16" draw:layer="layout" svg:width="2.623cm" svg:height="0.962cm" svg:x="3cm" svg:y="2.729cm">
          <draw:text-box>
            <text:p><text:span text:style-name="T10">Ope. 0.</text:span></text:p>
          </draw:text-box>
        </draw:frame>
        <draw:custom-shape draw:style-name="gr58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0.001cm" svg:y1="5.993cm" svg:x2="8.001cm" svg:y2="5.993cm">
          <text:p/>
        </draw:line>
        <draw:line draw:style-name="gr59" draw:text-style-name="P1" draw:layer="layout" svg:x1="10.001cm" svg:y1="7.993cm" svg:x2="12.001cm" svg:y2="7.993cm">
          <text:p/>
        </draw:line>
        <draw:path draw:style-name="gr35" draw:text-style-name="P1" draw:layer="layout" svg:width="6.313cm" svg:height="3.466cm" draw:transform="skewX (-0.530405559681077) rotate (-0.669508301065025) translate (8.0573224073707cm 2.01932279576408cm)" svg:viewBox="0 0 6314 3467" svg:d="M6314 54c-735-475-5901 2319-6314 3413">
          <text:p/>
        </draw:path>
        <draw:line draw:style-name="gr60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path draw:style-name="gr36" draw:text-style-name="P1" draw:layer="layout" svg:width="5.499cm" svg:height="0.749cm" svg:x="7.002cm" svg:y="8.014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59" draw:text-style-name="P1" draw:layer="layout" svg:x1="7.001cm" svg:y1="8cm" svg:x2="9.001cm" svg:y2="8cm">
          <text:p/>
        </draw:line>
        <draw:line draw:style-name="gr59" draw:text-style-name="P1" draw:layer="layout" svg:x1="13.002cm" svg:y1="6cm" svg:x2="11.002cm" svg:y2="6cm">
          <text:p/>
        </draw:line>
        <draw:line draw:style-name="gr61" draw:text-style-name="P1" draw:layer="layout" svg:x1="16cm" svg:y1="8.003cm" svg:x2="18cm" svg:y2="8.003cm">
          <text:p/>
        </draw:line>
        <draw:line draw:style-name="gr61" draw:text-style-name="P1" draw:layer="layout" svg:x1="19cm" svg:y1="6cm" svg:x2="17cm" svg:y2="6cm">
          <text:p/>
        </draw:line>
        <draw:line draw:style-name="gr61" draw:text-style-name="P1" draw:layer="layout" svg:x1="19cm" svg:y1="8cm" svg:x2="21cm" svg:y2="8.003cm">
          <text:p/>
        </draw:line>
        <draw:line draw:style-name="gr61" draw:text-style-name="P1" draw:layer="layout" svg:x1="22cm" svg:y1="6.003cm" svg:x2="20cm" svg:y2="6.003cm">
          <text:p/>
        </draw:line>
        <draw:frame draw:style-name="gr52" draw:text-style-name="P12" draw:layer="layout" svg:width="5.574cm" svg:height="1.673cm" svg:x="18cm" svg:y="3.531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9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8" draw:layer="layout" svg:width="2.623cm" svg:height="0.962cm" svg:x="18.001cm" svg:y="2.731cm">
          <draw:text-box>
            <text:p><text:span text:style-name="T7">Ope. 2.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17.0567546925199cm 2.02183951419361cm)" svg:viewBox="0 0 6315 3466" svg:d="M6315 54c-735-475-5901 2317-6315 3412">
          <text:p/>
        </draw:path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20.435cm" svg:y1="5.798cm" svg:x2="19.935cm" svg:y2="6.211cm">
            <text:p/>
          </draw:line>
          <draw:line draw:style-name="gr1" draw:text-style-name="P1" draw:layer="layout" svg:x1="20.085cm" svg:y1="5.798cm" svg:x2="20.285cm" svg:y2="6.21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g>
          <draw:line draw:style-name="gr1" draw:text-style-name="P1" draw:layer="layout" svg:x1="21.059cm" svg:y1="7.799cm" svg:x2="20.559cm" svg:y2="8.212cm">
            <text:p/>
          </draw:line>
          <draw:line draw:style-name="gr1" draw:text-style-name="P1" draw:layer="layout" svg:x1="20.709cm" svg:y1="7.799cm" svg:x2="20.909cm" svg:y2="8.212cm">
            <text:p/>
          </draw:line>
        </draw:g>
        <draw:path draw:style-name="gr54" draw:text-style-name="P1" draw:layer="layout" svg:width="4.704cm" svg:height="7.755cm" draw:transform="skewX (-5.10450223297533E-017) rotate (-1.03899450371222) translate (16.663910854cm 4.07935495565857cm)" svg:viewBox="0 0 4705 7756" svg:d="M4607 0c819 482-3745 8239-4607 7732">
          <text:p/>
        </draw:path>
        <draw:frame draw:style-name="gr55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0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24.812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24" draw:text-style-name="P11" draw:layer="layout" svg:width="1.095cm" svg:height="0.662cm" svg:x="19.335cm" svg:y="8.134cm">
          <draw:text-box>
            <text:p text:style-name="P8"><text:span text:style-name="T6">first</text:span></text:p>
          </draw:text-box>
        </draw:frame>
        <draw:custom-shape draw:style-name="gr57" draw:text-style-name="P10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cm" svg:y="6.199cm">
          <draw:text-box>
            <text:p><text:span text:style-name="T8">key-</text:span></text:p>
            <text:p><text:span text:style-name="T8">value</text:span></text:p>
          </draw:text-box>
        </draw:frame>
        <draw:frame draw:style-name="gr43" draw:text-style-name="P2" draw:layer="layout" svg:width="7.449cm" svg:height="0.962cm" svg:x="18.802cm" svg:y="2.02cm">
          <draw:text-box>
            <text:p><text:span text:style-name="T9">Insertion case07 (hard)</text:span></text:p>
          </draw:text-box>
        </draw:frame>
        <draw:frame draw:style-name="gr44" draw:text-style-name="P12" draw:layer="layout" svg:width="1.205cm" svg:height="0.962cm" svg:x="26.251cm" svg:y="2cm">
          <draw:text-box>
            <text:p><text:span text:style-name="T7">08</text:span></text:p>
          </draw:text-box>
        </draw:frame>
        <draw:g>
          <draw:line draw:style-name="gr1" draw:text-style-name="P1" draw:layer="layout" svg:x1="23.989cm" svg:y1="2.323cm" svg:x2="23.489cm" svg:y2="2.736cm">
            <text:p/>
          </draw:line>
          <draw:line draw:style-name="gr1" draw:text-style-name="P1" draw:layer="layout" svg:x1="23.639cm" svg:y1="2.323cm" svg:x2="23.839cm" svg:y2="2.736cm">
            <text:p/>
          </draw:line>
        </draw:g>
        <draw:path draw:style-name="gr67" draw:text-style-name="P1" draw:layer="layout" svg:width="5.499cm" svg:height="0.749cm" svg:x="16cm" svg:y="8.003cm" svg:viewBox="0 0 5500 750" svg:d="M0 0c500 1000 5000 1000 5500 0">
          <text:p/>
        </draw:path>
      </draw:page>
      <draw:page draw:name="page14" draw:style-name="dp1" draw:master-page-name="標準">
        <draw:path draw:style-name="gr23" draw:text-style-name="P1" draw:layer="layout" svg:width="0.961cm" svg:height="0.648cm" draw:transform="rotate (2.03383217734899) translate (13.5cm 7cm)" svg:viewBox="0 0 962 649" svg:d="M0 0c0 0 224 671 962 648">
          <text:p/>
        </draw:path>
        <draw:path draw:style-name="gr35" draw:text-style-name="P1" draw:layer="layout" svg:width="6.319cm" svg:height="3.466cm" draw:transform="skewX (-0.531627290157473) rotate (-0.669508301065025) translate (11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61" draw:text-style-name="P1" draw:layer="layout" svg:x1="7cm" svg:y1="8.001cm" svg:x2="9cm" svg:y2="8.001cm">
          <text:p/>
        </draw:line>
        <draw:line draw:style-name="gr61" draw:text-style-name="P1" draw:layer="layout" svg:x1="10cm" svg:y1="6.001cm" svg:x2="8cm" svg:y2="6.001cm">
          <text:p/>
        </draw:line>
        <draw:line draw:style-name="gr59" draw:text-style-name="P1" draw:layer="layout" svg:x1="13cm" svg:y1="6.001cm" svg:x2="11cm" svg:y2="6.001cm">
          <text:p/>
        </draw:line>
        <draw:line draw:style-name="gr59" draw:text-style-name="P1" draw:layer="layout" svg:x1="13cm" svg:y1="8.001cm" svg:x2="15cm" svg:y2="8.001cm">
          <text:p/>
        </draw:line>
        <draw:line draw:style-name="gr28" draw:text-style-name="P1" draw:layer="layout" svg:x1="16cm" svg:y1="8.001cm" svg:x2="18cm" svg:y2="8.001cm">
          <text:p/>
        </draw:line>
        <draw:line draw:style-name="gr28" draw:text-style-name="P1" draw:layer="layout" svg:x1="19cm" svg:y1="6.001cm" svg:x2="17cm" svg:y2="6.001cm">
          <text:p/>
        </draw:line>
        <draw:custom-shape draw:style-name="gr5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8cm">
          <draw:text-box>
            <text:p><text:span text:style-name="T11">5 key-value paris</text:span></text:p>
            <text:p><text:span text:style-name="T11">are already inserted.</text:span></text:p>
          </draw:text-box>
        </draw:frame>
        <draw:frame draw:style-name="gr52" draw:text-style-name="P12" draw:layer="layout" svg:width="5.574cm" svg:height="1.673cm" svg:x="9cm" svg:y="3.529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7" draw:text-style-name="P1" draw:layer="layout" svg:width="5.499cm" svg:height="0.749cm" svg:x="7cm" svg:y="8.001cm" svg:viewBox="0 0 5500 750" svg:d="M0 0c500 1000 5000 1000 5500 0">
          <text:p/>
        </draw:path>
        <draw:line draw:style-name="gr60" draw:text-style-name="P1" draw:layer="layout" svg:x1="17.5cm" svg:y1="9.501cm" svg:x2="17.5cm" svg:y2="9.501cm">
          <text:p/>
        </draw:line>
        <draw:path draw:style-name="gr63" draw:text-style-name="P1" draw:layer="layout" svg:width="1.732cm" svg:height="2.67cm" draw:transform="rotate (-1.03899450371222) translate (12.2508777249755cm 6.72671868964213cm)" svg:viewBox="0 0 1733 2671" svg:d="M0 2612c819 481 2339-2105 1477-2612">
          <text:p/>
        </draw:path>
        <draw:frame draw:style-name="gr55" draw:text-style-name="P17" draw:layer="layout" svg:width="8.74cm" svg:height="0.962cm" svg:x="13.706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0" draw:text-style-name="P23" draw:layer="layout" svg:width="2.623cm" svg:height="0.962cm" svg:x="3cm" svg:y="2.729cm">
          <draw:text-box>
            <text:p><text:span text:style-name="T15">Ope. 0.</text:span></text:p>
          </draw:text-box>
        </draw:frame>
        <draw:frame draw:style-name="gr50" draw:text-style-name="P24" draw:layer="layout" svg:width="2.623cm" svg:height="0.962cm" svg:x="9.001cm" svg:y="2.729cm">
          <draw:text-box>
            <text:p><text:span text:style-name="T16">Ope. 2.</text:span></text:p>
          </draw:text-box>
        </draw:frame>
        <draw:frame draw:style-name="gr50" draw:text-style-name="P19" draw:layer="layout" svg:width="2.623cm" svg:height="0.962cm" svg:x="11.502cm" svg:y="8.696cm">
          <draw:text-box>
            <text:p><text:span text:style-name="T14">Ope. 1.</text:span></text:p>
          </draw:text-box>
        </draw:frame>
        <draw:frame draw:style-name="gr42" draw:text-style-name="P17" draw:layer="layout" svg:width="2.016cm" svg:height="1.673cm" svg:x="12cm" svg:y="6.196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1983951419361cm)" svg:viewBox="0 0 6315 3466" svg:d="M6315 54c-735-475-5901 2317-6315 3412">
          <text:p/>
        </draw:path>
        <draw:path draw:style-name="gr36" draw:text-style-name="P1" draw:layer="layout" svg:width="5.499cm" svg:height="0.749cm" svg:x="10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5cm" svg:x2="7.935cm" svg:y2="6.208cm">
            <text:p/>
          </draw:line>
          <draw:line draw:style-name="gr65" draw:text-style-name="P1" draw:layer="layout" svg:x1="8.085cm" svg:y1="5.795cm" svg:x2="8.285cm" svg:y2="6.208cm">
            <text:p/>
          </draw:line>
        </draw:g>
        <draw:g>
          <draw:line draw:style-name="gr1" draw:text-style-name="P1" draw:layer="layout" svg:x1="9.059cm" svg:y1="7.796cm" svg:x2="8.559cm" svg:y2="8.209cm">
            <text:p/>
          </draw:line>
          <draw:line draw:style-name="gr1" draw:text-style-name="P1" draw:layer="layout" svg:x1="8.709cm" svg:y1="7.796cm" svg:x2="8.909cm" svg:y2="8.209cm">
            <text:p/>
          </draw:line>
        </draw:g>
        <draw:g>
          <draw:line draw:style-name="gr1" draw:text-style-name="P1" draw:layer="layout" svg:x1="10.93cm" svg:y1="5.627cm" svg:x2="10.43cm" svg:y2="6.04cm">
            <text:p/>
          </draw:line>
          <draw:line draw:style-name="gr1" draw:text-style-name="P1" draw:layer="layout" svg:x1="10.58cm" svg:y1="5.627cm" svg:x2="10.78cm" svg:y2="6.04cm">
            <text:p/>
          </draw:line>
        </draw:g>
        <draw:g>
          <draw:line draw:style-name="gr1" draw:text-style-name="P1" draw:layer="layout" svg:x1="15.57cm" svg:y1="7.978cm" svg:x2="15.07cm" svg:y2="8.391cm">
            <text:p/>
          </draw:line>
          <draw:line draw:style-name="gr1" draw:text-style-name="P1" draw:layer="layout" svg:x1="15.22cm" svg:y1="7.978cm" svg:x2="15.42cm" svg:y2="8.391cm">
            <text:p/>
          </draw:line>
        </draw:g>
        <draw:custom-shape draw:style-name="gr70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10cm" svg:y1="8.001cm" svg:x2="12cm" svg:y2="8.001cm">
          <text:p/>
        </draw:line>
        <draw:line draw:style-name="gr59" draw:text-style-name="P1" draw:layer="layout" svg:x1="16.001cm" svg:y1="6.001cm" svg:x2="14.001cm" svg:y2="6.001cm">
          <text:p/>
        </draw:line>
        <draw:frame draw:style-name="gr24" draw:text-style-name="P9" draw:layer="layout" svg:width="1.095cm" svg:height="0.662cm" svg:x="18.813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7" draw:text-style-name="P10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7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12.881cm" svg:y="5.245cm">
          <draw:text-box>
            <text:p text:style-name="P8"><text:span text:style-name="T5">empty</text:span></text:p>
          </draw:text-box>
        </draw:frame>
        <draw:line draw:style-name="gr56" draw:text-style-name="P1" draw:layer="layout" svg:x1="13.12cm" svg:y1="5.563cm" svg:x2="14.143cm" svg:y2="5.563cm">
          <text:p/>
        </draw:line>
        <draw:line draw:style-name="gr56" draw:text-style-name="P1" draw:layer="layout" svg:x1="13.12cm" svg:y1="5.643cm" svg:x2="14.141cm" svg:y2="5.643cm">
          <text:p/>
        </draw:line>
        <draw:frame draw:style-name="gr43" draw:text-style-name="P2" draw:layer="layout" svg:width="7.449cm" svg:height="0.962cm" svg:x="18.802cm" svg:y="2.76cm">
          <draw:text-box>
            <text:p><text:span text:style-name="T9">Insertion case09 (hard)</text:span></text:p>
          </draw:text-box>
        </draw:frame>
        <draw:frame draw:style-name="gr44" draw:text-style-name="P12" draw:layer="layout" svg:width="1.205cm" svg:height="0.962cm" svg:x="26.251cm" svg:y="2.7cm">
          <draw:text-box>
            <text:p><text:span text:style-name="T7">09</text:span></text:p>
          </draw:text-box>
        </draw:frame>
      </draw:page>
      <draw:page draw:name="page15" draw:style-name="dp1" draw:master-page-name="標準">
        <draw:path draw:style-name="gr23" draw:text-style-name="P1" draw:layer="layout" svg:width="1.475cm" svg:height="0.338cm" draw:transform="rotate (2.03383217734899) translate (19.503cm 7.003cm)" svg:viewBox="0 0 1476 339" svg:d="M0 0c0 0 1253 625 1476 178">
          <text:p/>
        </draw:path>
        <draw:path draw:style-name="gr35" draw:text-style-name="P1" draw:layer="layout" svg:width="6.319cm" svg:height="3.466cm" draw:transform="skewX (-0.531627290157473) rotate (-0.669508301065025) translate (17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24" draw:text-style-name="P9" draw:layer="layout" svg:width="1.095cm" svg:height="0.662cm" svg:x="24.813cm" svg:y="8cm">
          <draw:text-box>
            <text:p text:style-name="P8"><text:span text:style-name="T5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cm" svg:x2="6cm" svg:y2="8cm">
          <text:p/>
        </draw:line>
        <draw:line draw:style-name="gr28" draw:text-style-name="P1" draw:layer="layout" svg:x1="7cm" svg:y1="6cm" svg:x2="5cm" svg:y2="6cm">
          <text:p/>
        </draw:line>
        <draw:line draw:style-name="gr61" draw:text-style-name="P1" draw:layer="layout" svg:x1="7cm" svg:y1="8cm" svg:x2="9cm" svg:y2="8cm">
          <text:p/>
        </draw:line>
        <draw:line draw:style-name="gr61" draw:text-style-name="P1" draw:layer="layout" svg:x1="10cm" svg:y1="6cm" svg:x2="8cm" svg:y2="6cm">
          <text:p/>
        </draw:line>
        <draw:line draw:style-name="gr61" draw:text-style-name="P1" draw:layer="layout" svg:x1="10cm" svg:y1="8cm" svg:x2="12cm" svg:y2="8cm">
          <text:p/>
        </draw:line>
        <draw:line draw:style-name="gr61" draw:text-style-name="P1" draw:layer="layout" svg:x1="13cm" svg:y1="6cm" svg:x2="11cm" svg:y2="6cm">
          <text:p/>
        </draw:line>
        <draw:line draw:style-name="gr28" draw:text-style-name="P1" draw:layer="layout" svg:x1="13cm" svg:y1="8cm" svg:x2="15cm" svg:y2="8cm">
          <text:p/>
        </draw:line>
        <draw:line draw:style-name="gr28" draw:text-style-name="P1" draw:layer="layout" svg:x1="16cm" svg:y1="6cm" svg:x2="14cm" svg:y2="6cm">
          <text:p/>
        </draw:line>
        <draw:line draw:style-name="gr59" draw:text-style-name="P1" draw:layer="layout" svg:x1="19cm" svg:y1="6cm" svg:x2="17cm" svg:y2="6cm">
          <text:p/>
        </draw:line>
        <draw:line draw:style-name="gr59" draw:text-style-name="P1" draw:layer="layout" svg:x1="19cm" svg:y1="8cm" svg:x2="21cm" svg:y2="8cm">
          <text:p/>
        </draw:line>
        <draw:line draw:style-name="gr28" draw:text-style-name="P1" draw:layer="layout" svg:x1="22cm" svg:y1="8cm" svg:x2="24cm" svg:y2="8cm">
          <text:p/>
        </draw:line>
        <draw:line draw:style-name="gr28" draw:text-style-name="P1" draw:layer="layout" svg:x1="25cm" svg:y1="6cm" svg:x2="23cm" svg:y2="6cm">
          <text:p/>
        </draw:line>
        <draw:custom-shape draw:style-name="gr5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cm" svg:y="3.527cm">
          <draw:text-box>
            <text:p><text:span text:style-name="T11">7 key-value pairs</text:span></text:p>
            <text:p><text:span text:style-name="T11">are already inserted.</text:span></text:p>
          </draw:text-box>
        </draw:frame>
        <draw:frame draw:style-name="gr52" draw:text-style-name="P12" draw:layer="layout" svg:width="5.574cm" svg:height="1.673cm" svg:x="9cm" svg:y="3.528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9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7" draw:text-style-name="P1" draw:layer="layout" svg:width="5.499cm" svg:height="0.749cm" svg:x="7cm" svg:y="8cm" svg:viewBox="0 0 5500 750" svg:d="M0 0c500 1000 5000 1000 5500 0">
          <text:p/>
        </draw:path>
        <draw:line draw:style-name="gr60" draw:text-style-name="P1" draw:layer="layout" svg:x1="17.5cm" svg:y1="9.5cm" svg:x2="17.5cm" svg:y2="9.5cm">
          <text:p/>
        </draw:line>
        <draw:path draw:style-name="gr54" draw:text-style-name="P1" draw:layer="layout" svg:width="4.628cm" svg:height="7.803cm" draw:transform="skewX (-5.15662617013172E-017) rotate (-1.03899450371222) translate (16.707616430811cm 4.10364121835212cm)" svg:viewBox="0 0 4629 7804" svg:d="M0 7782c819 482 5383-7275 4521-7782">
          <text:p/>
        </draw:path>
        <draw:frame draw:style-name="gr50" draw:text-style-name="P16" draw:layer="layout" svg:width="2.623cm" svg:height="0.962cm" svg:x="3cm" svg:y="2.728cm">
          <draw:text-box>
            <text:p><text:span text:style-name="T10">Ope. 0.</text:span></text:p>
          </draw:text-box>
        </draw:frame>
        <draw:frame draw:style-name="gr50" draw:text-style-name="P18" draw:layer="layout" svg:width="2.623cm" svg:height="0.962cm" svg:x="9.001cm" svg:y="2.728cm">
          <draw:text-box>
            <text:p><text:span text:style-name="T7">Ope. 2.</text:span></text:p>
          </draw:text-box>
        </draw:frame>
        <draw:frame draw:style-name="gr42" draw:text-style-name="P17" draw:layer="layout" svg:width="2.016cm" svg:height="1.673cm" svg:x="18cm" svg:y="6.195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1883951419361cm)" svg:viewBox="0 0 6315 3466" svg:d="M6315 54c-735-475-5901 2317-6315 3412">
          <text:p/>
        </draw:path>
        <draw:path draw:style-name="gr36" draw:text-style-name="P1" draw:layer="layout" svg:width="5.499cm" svg:height="0.749cm" svg:x="16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4cm" svg:x2="7.935cm" svg:y2="6.207cm">
            <text:p/>
          </draw:line>
          <draw:line draw:style-name="gr65" draw:text-style-name="P1" draw:layer="layout" svg:x1="8.085cm" svg:y1="5.794cm" svg:x2="8.285cm" svg:y2="6.207cm">
            <text:p/>
          </draw:line>
        </draw:g>
        <draw:g>
          <draw:line draw:style-name="gr1" draw:text-style-name="P1" draw:layer="layout" svg:x1="11.435cm" svg:y1="5.795cm" svg:x2="10.935cm" svg:y2="6.208cm">
            <text:p/>
          </draw:line>
          <draw:line draw:style-name="gr1" draw:text-style-name="P1" draw:layer="layout" svg:x1="11.085cm" svg:y1="5.795cm" svg:x2="11.285cm" svg:y2="6.208cm">
            <text:p/>
          </draw:line>
        </draw:g>
        <draw:g>
          <draw:line draw:style-name="gr1" draw:text-style-name="P1" draw:layer="layout" svg:x1="9.059cm" svg:y1="7.795cm" svg:x2="8.559cm" svg:y2="8.208cm">
            <text:p/>
          </draw:line>
          <draw:line draw:style-name="gr1" draw:text-style-name="P1" draw:layer="layout" svg:x1="8.709cm" svg:y1="7.795cm" svg:x2="8.909cm" svg:y2="8.208cm">
            <text:p/>
          </draw:line>
        </draw:g>
        <draw:g>
          <draw:line draw:style-name="gr1" draw:text-style-name="P1" draw:layer="layout" svg:x1="12.059cm" svg:y1="7.796cm" svg:x2="11.559cm" svg:y2="8.209cm">
            <text:p/>
          </draw:line>
          <draw:line draw:style-name="gr1" draw:text-style-name="P1" draw:layer="layout" svg:x1="11.709cm" svg:y1="7.796cm" svg:x2="11.909cm" svg:y2="8.209cm">
            <text:p/>
          </draw:line>
        </draw:g>
        <draw:g>
          <draw:line draw:style-name="gr1" draw:text-style-name="P1" draw:layer="layout" svg:x1="16.93cm" svg:y1="5.626cm" svg:x2="16.43cm" svg:y2="6.039cm">
            <text:p/>
          </draw:line>
          <draw:line draw:style-name="gr1" draw:text-style-name="P1" draw:layer="layout" svg:x1="16.58cm" svg:y1="5.626cm" svg:x2="16.78cm" svg:y2="6.039cm">
            <text:p/>
          </draw:line>
        </draw:g>
        <draw:g>
          <draw:line draw:style-name="gr1" draw:text-style-name="P1" draw:layer="layout" svg:x1="21.57cm" svg:y1="7.977cm" svg:x2="21.07cm" svg:y2="8.39cm">
            <text:p/>
          </draw:line>
          <draw:line draw:style-name="gr1" draw:text-style-name="P1" draw:layer="layout" svg:x1="21.22cm" svg:y1="7.977cm" svg:x2="21.42cm" svg:y2="8.39cm">
            <text:p/>
          </draw:line>
        </draw:g>
        <draw:custom-shape draw:style-name="gr71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16cm" svg:y1="8cm" svg:x2="18cm" svg:y2="8cm">
          <text:p/>
        </draw:line>
        <draw:line draw:style-name="gr59" draw:text-style-name="P1" draw:layer="layout" svg:x1="22.001cm" svg:y1="6cm" svg:x2="20.001cm" svg:y2="6cm">
          <text:p/>
        </draw:line>
        <draw:frame draw:style-name="gr55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0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7" draw:text-style-name="P10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6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17.679cm" svg:y="5.244cm">
          <draw:text-box>
            <text:p text:style-name="P8"><text:span text:style-name="T5">empty</text:span></text:p>
          </draw:text-box>
        </draw:frame>
        <draw:line draw:style-name="gr56" draw:text-style-name="P1" draw:layer="layout" svg:x1="17.918cm" svg:y1="5.562cm" svg:x2="18.941cm" svg:y2="5.562cm">
          <text:p/>
        </draw:line>
        <draw:line draw:style-name="gr56" draw:text-style-name="P1" draw:layer="layout" svg:x1="17.918cm" svg:y1="5.642cm" svg:x2="18.939cm" svg:y2="5.642cm">
          <text:p/>
        </draw:line>
        <draw:frame draw:style-name="gr43" draw:text-style-name="P2" draw:layer="layout" svg:width="7.449cm" svg:height="0.962cm" svg:x="18.802cm" svg:y="2.76cm">
          <draw:text-box>
            <text:p><text:span text:style-name="T9">Insertion case08 (hard)</text:span></text:p>
          </draw:text-box>
        </draw:frame>
        <draw:frame draw:style-name="gr44" draw:text-style-name="P12" draw:layer="layout" svg:width="1.205cm" svg:height="0.962cm" svg:x="26.251cm" svg:y="2.7cm">
          <draw:text-box>
            <text:p><text:span text:style-name="T7">10</text:span></text:p>
          </draw:text-box>
        </draw:frame>
        <draw:g>
          <draw:line draw:style-name="gr1" draw:text-style-name="P1" draw:layer="layout" svg:x1="23.989cm" svg:y1="3.023cm" svg:x2="23.489cm" svg:y2="3.436cm">
            <text:p/>
          </draw:line>
          <draw:line draw:style-name="gr1" draw:text-style-name="P1" draw:layer="layout" svg:x1="23.639cm" svg:y1="3.023cm" svg:x2="23.839cm" svg:y2="3.436cm">
            <text:p/>
          </draw:line>
        </draw:g>
      </draw:page>
      <draw:page draw:name="page16" draw:style-name="dp1" draw:master-page-name="標準">
        <draw:path draw:style-name="gr23" draw:text-style-name="P1" draw:layer="layout" svg:width="1.363cm" svg:height="0.344cm" draw:transform="rotate (-2.03453030904979) translate (20.25cm 5.852cm)" svg:viewBox="0 0 1364 345" svg:d="M1364 156c0 0-1029 515-1364-156">
          <text:p/>
        </draw:path>
        <draw:path draw:style-name="gr23" draw:text-style-name="P1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56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24" draw:text-style-name="P25" draw:layer="layout" svg:width="1.095cm" svg:height="0.662cm" svg:x="18.813cm" svg:y="8cm">
          <draw:text-box>
            <text:p text:style-name="P8"><text:span text:style-name="T17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1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001cm" svg:x2="6.001cm" svg:y2="8.001cm">
          <text:p/>
        </draw:line>
        <draw:line draw:style-name="gr28" draw:text-style-name="P1" draw:layer="layout" svg:x1="7.001cm" svg:y1="6.001cm" svg:x2="5.001cm" svg:y2="6.001cm">
          <text:p/>
        </draw:line>
        <draw:line draw:style-name="gr61" draw:text-style-name="P1" draw:layer="layout" svg:x1="7.001cm" svg:y1="8.001cm" svg:x2="9.001cm" svg:y2="8.001cm">
          <text:p/>
        </draw:line>
        <draw:line draw:style-name="gr61" draw:text-style-name="P1" draw:layer="layout" svg:x1="10.001cm" svg:y1="6.001cm" svg:x2="8.001cm" svg:y2="6.001cm">
          <text:p/>
        </draw:line>
        <draw:line draw:style-name="gr61" draw:text-style-name="P1" draw:layer="layout" svg:x1="10.001cm" svg:y1="8.001cm" svg:x2="12.001cm" svg:y2="8.001cm">
          <text:p/>
        </draw:line>
        <draw:line draw:style-name="gr61" draw:text-style-name="P1" draw:layer="layout" svg:x1="13.001cm" svg:y1="6.001cm" svg:x2="11.001cm" svg:y2="6.001cm">
          <text:p/>
        </draw:line>
        <draw:line draw:style-name="gr28" draw:text-style-name="P1" draw:layer="layout" svg:x1="13.001cm" svg:y1="8.001cm" svg:x2="15.001cm" svg:y2="8.001cm">
          <text:p/>
        </draw:line>
        <draw:line draw:style-name="gr28" draw:text-style-name="P1" draw:layer="layout" svg:x1="16.001cm" svg:y1="6.001cm" svg:x2="14.001cm" svg:y2="6.001cm">
          <text:p/>
        </draw:line>
        <draw:line draw:style-name="gr59" draw:text-style-name="P1" draw:layer="layout" svg:x1="19.001cm" svg:y1="6.001cm" svg:x2="17.001cm" svg:y2="6.001cm">
          <text:p/>
        </draw:line>
        <draw:custom-shape draw:style-name="gr5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9" draw:text-style-name="P14" draw:layer="layout" svg:width="6.276cm" svg:height="1.673cm" svg:x="3.001cm" svg:y="3.528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2" draw:text-style-name="P12" draw:layer="layout" svg:width="5.574cm" svg:height="1.673cm" svg:x="9.001cm" svg:y="3.529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0" draw:text-style-name="P1" draw:layer="layout" svg:x1="17.501cm" svg:y1="9.501cm" svg:x2="17.501cm" svg:y2="9.501cm">
          <text:p/>
        </draw:line>
        <draw:path draw:style-name="gr54" draw:text-style-name="P1" draw:layer="layout" svg:width="4.628cm" svg:height="7.803cm" draw:transform="skewX (-5.15662617013172E-017) rotate (-1.03899450371222) translate (16.708616430811cm 4.10464121835212cm)" svg:viewBox="0 0 4629 7804" svg:d="M0 7782c819 482 5383-7275 4521-7782">
          <text:p/>
        </draw:path>
        <draw:frame draw:style-name="gr50" draw:text-style-name="P16" draw:layer="layout" svg:width="2.623cm" svg:height="0.962cm" svg:x="3.001cm" svg:y="2.729cm">
          <draw:text-box>
            <text:p><text:span text:style-name="T10">Ope. 0.</text:span></text:p>
          </draw:text-box>
        </draw:frame>
        <draw:frame draw:style-name="gr50" draw:text-style-name="P18" draw:layer="layout" svg:width="2.623cm" svg:height="0.962cm" svg:x="9.002cm" svg:y="2.729cm">
          <draw:text-box>
            <text:p><text:span text:style-name="T7">Ope. 2.</text:span></text:p>
          </draw:text-box>
        </draw:frame>
        <draw:frame draw:style-name="gr42" draw:text-style-name="P17" draw:layer="layout" svg:width="2.016cm" svg:height="1.673cm" svg:x="18.001cm" svg:y="6.196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775469251992cm 2.01983951419361cm)" svg:viewBox="0 0 6315 3466" svg:d="M6315 54c-735-475-5901 2317-6315 3412">
          <text:p/>
        </draw:path>
        <draw:custom-shape draw:style-name="gr11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6cm" svg:y1="5.795cm" svg:x2="7.936cm" svg:y2="6.208cm">
            <text:p/>
          </draw:line>
          <draw:line draw:style-name="gr65" draw:text-style-name="P1" draw:layer="layout" svg:x1="8.086cm" svg:y1="5.795cm" svg:x2="8.286cm" svg:y2="6.208cm">
            <text:p/>
          </draw:line>
        </draw:g>
        <draw:g>
          <draw:line draw:style-name="gr1" draw:text-style-name="P1" draw:layer="layout" svg:x1="11.436cm" svg:y1="5.796cm" svg:x2="10.936cm" svg:y2="6.209cm">
            <text:p/>
          </draw:line>
          <draw:line draw:style-name="gr1" draw:text-style-name="P1" draw:layer="layout" svg:x1="11.086cm" svg:y1="5.796cm" svg:x2="11.286cm" svg:y2="6.209cm">
            <text:p/>
          </draw:line>
        </draw:g>
        <draw:g>
          <draw:line draw:style-name="gr1" draw:text-style-name="P1" draw:layer="layout" svg:x1="9.06cm" svg:y1="7.796cm" svg:x2="8.56cm" svg:y2="8.209cm">
            <text:p/>
          </draw:line>
          <draw:line draw:style-name="gr1" draw:text-style-name="P1" draw:layer="layout" svg:x1="8.71cm" svg:y1="7.796cm" svg:x2="8.91cm" svg:y2="8.209cm">
            <text:p/>
          </draw:line>
        </draw:g>
        <draw:g>
          <draw:line draw:style-name="gr1" draw:text-style-name="P1" draw:layer="layout" svg:x1="12.06cm" svg:y1="7.797cm" svg:x2="11.56cm" svg:y2="8.21cm">
            <text:p/>
          </draw:line>
          <draw:line draw:style-name="gr1" draw:text-style-name="P1" draw:layer="layout" svg:x1="11.71cm" svg:y1="7.797cm" svg:x2="11.91cm" svg:y2="8.21cm">
            <text:p/>
          </draw:line>
        </draw:g>
        <draw:frame draw:style-name="gr55" draw:text-style-name="P17" draw:layer="layout" svg:width="8.74cm" svg:height="0.962cm" svg:x="13.708cm" svg:y="8.702cm">
          <draw:text-box>
            <text:p><text:span text:style-name="T12">Moving stored </text:span><text:span text:style-name="T13">key-value pair.</text:span></text:p>
          </draw:text-box>
        </draw:frame>
        <draw:frame draw:style-name="gr50" draw:text-style-name="P19" draw:layer="layout" svg:width="2.623cm" svg:height="0.962cm" svg:x="11.504cm" svg:y="8.697cm">
          <draw:text-box>
            <text:p><text:span text:style-name="T14">Ope. 1.</text:span></text:p>
          </draw:text-box>
        </draw:frame>
        <draw:line draw:style-name="gr59" draw:text-style-name="P1" draw:layer="layout" svg:x1="16.001cm" svg:y1="8.001cm" svg:x2="18.001cm" svg:y2="8.001cm">
          <text:p/>
        </draw:lin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7" draw:text-style-name="P10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.001cm" svg:y="6.197cm">
          <draw:text-box>
            <text:p><text:span text:style-name="T8">key-</text:span></text:p>
            <text:p><text:span text:style-name="T8">value</text:span></text:p>
          </draw:text-box>
        </draw:frame>
        <draw:frame draw:style-name="gr24" draw:text-style-name="P9" draw:layer="layout" svg:width="1.095cm" svg:height="0.662cm" svg:x="15.814cm" svg:y="8cm">
          <draw:text-box>
            <text:p text:style-name="P8"><text:span text:style-name="T5">last</text:span></text:p>
          </draw:text-box>
        </draw:frame>
        <draw:line draw:style-name="gr56" draw:text-style-name="P1" draw:layer="layout" svg:x1="16.001cm" svg:y1="8.32cm" svg:x2="16.701cm" svg:y2="8.32cm">
          <text:p/>
        </draw:line>
        <draw:line draw:style-name="gr56" draw:text-style-name="P1" draw:layer="layout" svg:x1="16.001cm" svg:y1="8.4cm" svg:x2="16.701cm" svg:y2="8.4cm">
          <text:p/>
        </draw:line>
        <draw:frame draw:style-name="gr43" draw:text-style-name="P2" draw:layer="layout" svg:width="7.449cm" svg:height="0.962cm" svg:x="18.802cm" svg:y="2.76cm">
          <draw:text-box>
            <text:p><text:span text:style-name="T9">Insertion case10 (hard)</text:span></text:p>
          </draw:text-box>
        </draw:frame>
        <draw:frame draw:style-name="gr44" draw:text-style-name="P12" draw:layer="layout" svg:width="1.205cm" svg:height="0.962cm" svg:x="26.252cm" svg:y="2.7cm">
          <draw:text-box>
            <text:p><text:span text:style-name="T7">11</text:span></text:p>
          </draw:text-box>
        </draw:frame>
        <draw:g>
          <draw:line draw:style-name="gr1" draw:text-style-name="P1" draw:layer="layout" svg:x1="23.989cm" svg:y1="3.023cm" svg:x2="23.489cm" svg:y2="3.436cm">
            <text:p/>
          </draw:line>
          <draw:line draw:style-name="gr1" draw:text-style-name="P1" draw:layer="layout" svg:x1="23.639cm" svg:y1="3.023cm" svg:x2="23.839cm" svg:y2="3.436cm">
            <text:p/>
          </draw:line>
        </draw:g>
        <draw:path draw:style-name="gr67" draw:text-style-name="P1" draw:layer="layout" svg:width="5.499cm" svg:height="0.749cm" svg:x="7.001cm" svg:y="8.001cm" svg:viewBox="0 0 5500 750" svg:d="M0 0c500 1000 5000 1000 5500 0">
          <text:p/>
        </draw:path>
        <draw:frame draw:style-name="gr37" draw:text-style-name="P9" draw:layer="layout" svg:width="1.501cm" svg:height="0.662cm" svg:x="20.025cm" svg:y="5.502cm">
          <draw:text-box>
            <text:p text:style-name="P8"><text:span text:style-name="T5">empty</text:span></text:p>
          </draw:text-box>
        </draw:frame>
        <draw:line draw:style-name="gr56" draw:text-style-name="P1" draw:layer="layout" svg:x1="20.264cm" svg:y1="5.82cm" svg:x2="21.287cm" svg:y2="5.82cm">
          <text:p/>
        </draw:line>
        <draw:line draw:style-name="gr56" draw:text-style-name="P1" draw:layer="layout" svg:x1="20.264cm" svg:y1="5.9cm" svg:x2="21.285cm" svg:y2="5.9cm">
          <text:p/>
        </draw:line>
      </draw:page>
      <draw:page draw:name="page17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標準">
        <draw:custom-shape draw:style-name="gr48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57" draw:text-style-name="P10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8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5.024cm" svg:y="6.003cm">
          <draw:text-box>
            <text:p text:style-name="P8"><text:span text:style-name="T6">empty</text:span></text:p>
          </draw:text-box>
        </draw:frame>
        <draw:frame draw:style-name="gr73" draw:text-style-name="P14" draw:layer="layout" svg:width="2.085cm" svg:height="1.673cm" svg:x="2.955cm" svg:y="6.668cm">
          <draw:text-box>
            <text:p><text:span text:style-name="T11">elem-</text:span></text:p>
            <text:p><text:span text:style-name="T11">ent01</text:span></text:p>
          </draw:text-box>
        </draw:frame>
        <draw:g>
          <draw:line draw:style-name="gr1" draw:text-style-name="P1" draw:layer="layout" svg:x1="5.199cm" svg:y1="6.64cm" svg:x2="2.849cm" svg:y2="8.353cm">
            <text:p/>
          </draw:line>
          <draw:line draw:style-name="gr1" draw:text-style-name="P1" draw:layer="layout" svg:x1="3.554cm" svg:y1="6.64cm" svg:x2="4.494cm" svg:y2="8.353cm">
            <text:p/>
          </draw:line>
        </draw:g>
        <draw:line draw:style-name="gr30" draw:text-style-name="P1" draw:layer="layout" svg:x1="3.305cm" svg:y1="8.821cm" svg:x2="4.005cm" svg:y2="8.821cm">
          <text:p/>
        </draw:line>
        <draw:line draw:style-name="gr30" draw:text-style-name="P1" draw:layer="layout" svg:x1="3.305cm" svg:y1="8.901cm" svg:x2="4.005cm" svg:y2="8.901cm">
          <text:p/>
        </draw:line>
        <draw:custom-shape draw:style-name="gr5" draw:text-style-name="P13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4" draw:text-style-name="P14" draw:layer="layout" svg:width="12.766cm" svg:height="0.962cm" svg:x="3cm" svg:y="4.533cm">
          <draw:text-box>
            <text:p><text:span text:style-name="T10">Ope. 0.</text:span><text:span text:style-name="T11"> 1 key-value pair is already inserted.</text:span></text:p>
          </draw:text-box>
        </draw:frame>
        <draw:frame draw:style-name="gr40" draw:text-style-name="P12" draw:layer="layout" svg:width="12.131cm" svg:height="0.962cm" svg:x="3.001cm" svg:y="3.03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2" draw:layer="layout" svg:width="5.294cm" svg:height="0.962cm" svg:x="20.956cm" svg:y="3cm">
          <draw:text-box>
            <text:p><text:span text:style-name="T9">Deletion case01</text:span></text:p>
          </draw:text-box>
        </draw:frame>
      </draw:page>
      <draw:page draw:name="page19" draw:style-name="dp1" draw:master-page-name="標準">
        <draw:path draw:style-name="gr30" draw:text-style-name="P1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24" draw:text-style-name="P9" draw:layer="layout" svg:width="1.095cm" svg:height="0.662cm" svg:x="3.11cm" svg:y="8.501cm">
          <draw:text-box>
            <text:p text:style-name="P8"><text:span text:style-name="T5">first</text:span></text:p>
          </draw:text-box>
        </draw:frame>
        <draw:path draw:style-name="gr30" draw:text-style-name="P1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30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27" draw:text-style-name="P10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2cm" svg:x2="6cm" svg:y2="8.502cm">
          <text:p/>
        </draw:line>
        <draw:line draw:style-name="gr28" draw:text-style-name="P1" draw:layer="layout" svg:x1="7cm" svg:y1="6.502cm" svg:x2="5cm" svg:y2="6.502cm">
          <text:p/>
        </draw:line>
        <draw:line draw:style-name="gr61" draw:text-style-name="P1" draw:layer="layout" svg:x1="7cm" svg:y1="8.502cm" svg:x2="9cm" svg:y2="8.502cm">
          <text:p/>
        </draw:line>
        <draw:line draw:style-name="gr61" draw:text-style-name="P1" draw:layer="layout" svg:x1="10cm" svg:y1="6.502cm" svg:x2="8cm" svg:y2="6.502cm">
          <text:p/>
        </draw:line>
        <draw:g>
          <draw:line draw:style-name="gr65" draw:text-style-name="P1" draw:layer="layout" svg:x1="8.435cm" svg:y1="6.296cm" svg:x2="7.935cm" svg:y2="6.709cm">
            <text:p/>
          </draw:line>
          <draw:line draw:style-name="gr65" draw:text-style-name="P1" draw:layer="layout" svg:x1="8.085cm" svg:y1="6.296cm" svg:x2="8.285cm" svg:y2="6.709cm">
            <text:p/>
          </draw:line>
        </draw:g>
        <draw:g>
          <draw:line draw:style-name="gr1" draw:text-style-name="P1" draw:layer="layout" svg:x1="9.059cm" svg:y1="8.297cm" svg:x2="8.559cm" svg:y2="8.71cm">
            <text:p/>
          </draw:line>
          <draw:line draw:style-name="gr1" draw:text-style-name="P1" draw:layer="layout" svg:x1="8.709cm" svg:y1="8.297cm" svg:x2="8.909cm" svg:y2="8.71cm">
            <text:p/>
          </draw:line>
        </draw:g>
        <draw:custom-shape draw:style-name="gr48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0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6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7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6" draw:text-style-name="P28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11.025cm" svg:y="6cm">
          <draw:text-box>
            <text:p text:style-name="P8"><text:span text:style-name="T6">empty</text:span></text:p>
          </draw:text-box>
        </draw:frame>
        <draw:frame draw:style-name="gr24" draw:text-style-name="P9" draw:layer="layout" svg:width="1.095cm" svg:height="0.662cm" svg:x="9.815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2cm" svg:y1="8.82cm" svg:x2="10.702cm" svg:y2="8.82cm">
          <text:p/>
        </draw:line>
        <draw:line draw:style-name="gr30" draw:text-style-name="P1" draw:layer="layout" svg:x1="10.002cm" svg:y1="8.9cm" svg:x2="10.702cm" svg:y2="8.9cm">
          <text:p/>
        </draw:line>
        <draw:frame draw:style-name="gr73" draw:text-style-name="P14" draw:layer="layout" svg:width="2.085cm" svg:height="1.673cm" svg:x="8.956cm" svg:y="6.665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1" draw:text-style-name="P1" draw:layer="layout" svg:x1="11.2cm" svg:y1="6.637cm" svg:x2="8.85cm" svg:y2="8.35cm">
            <text:p/>
          </draw:line>
          <draw:line draw:style-name="gr1" draw:text-style-name="P1" draw:layer="layout" svg:x1="9.555cm" svg:y1="6.637cm" svg:x2="10.495cm" svg:y2="8.35cm">
            <text:p/>
          </draw:line>
        </draw:g>
        <draw:frame draw:style-name="gr24" draw:text-style-name="P11" draw:layer="layout" svg:width="1.095cm" svg:height="0.662cm" svg:x="6.816cm" svg:y="8.5cm">
          <draw:text-box>
            <text:p text:style-name="P8"><text:span text:style-name="T6">last</text:span></text:p>
          </draw:text-box>
        </draw:frame>
        <draw:path draw:style-name="gr30" draw:text-style-name="P1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24" draw:text-style-name="P9" draw:layer="layout" svg:width="1.095cm" svg:height="0.662cm" svg:x="9.816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3cm" svg:y1="8.82cm" svg:x2="10.703cm" svg:y2="8.82cm">
          <text:p/>
        </draw:line>
        <draw:line draw:style-name="gr30" draw:text-style-name="P1" draw:layer="layout" svg:x1="10.003cm" svg:y1="8.9cm" svg:x2="10.703cm" svg:y2="8.9cm">
          <text:p/>
        </draw:line>
        <draw:custom-shape draw:style-name="gr5" draw:text-style-name="P13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cm" svg:y="4.534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1cm" svg:y="3.031cm">
          <draw:text-box>
            <text:p><text:span text:style-name="T7">Ope. 1.</text:span><text:span text:style-name="T8"> Deletion of element03.</text:span></text:p>
          </draw:text-box>
        </draw:frame>
        <draw:custom-shape draw:style-name="gr11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2" draw:layer="layout" svg:width="5.294cm" svg:height="0.962cm" svg:x="20.956cm" svg:y="3cm">
          <draw:text-box>
            <text:p><text:span text:style-name="T9">Deletion case02</text:span></text:p>
          </draw:text-box>
        </draw:frame>
      </draw:page>
      <draw:page draw:name="page20" draw:style-name="dp1" draw:master-page-name="標準">
        <draw:path draw:style-name="gr56" draw:text-style-name="P1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56" draw:text-style-name="P1" draw:layer="layout" svg:width="1.363cm" svg:height="0.344cm" draw:transform="rotate (-2.03453030904979) translate (11.25cm 6.348cm)" svg:viewBox="0 0 1364 345" svg:d="M1364 156c0 0-1029 515-1364-156">
          <text:p/>
        </draw:path>
        <draw:custom-shape draw:style-name="gr27" draw:text-style-name="P10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499cm" svg:x2="6cm" svg:y2="8.499cm">
          <text:p/>
        </draw:line>
        <draw:line draw:style-name="gr28" draw:text-style-name="P1" draw:layer="layout" svg:x1="7cm" svg:y1="6.5cm" svg:x2="5cm" svg:y2="6.5cm">
          <text:p/>
        </draw:line>
        <draw:line draw:style-name="gr61" draw:text-style-name="P1" draw:layer="layout" svg:x1="7cm" svg:y1="8.499cm" svg:x2="9cm" svg:y2="8.499cm">
          <text:p/>
        </draw:line>
        <draw:line draw:style-name="gr61" draw:text-style-name="P1" draw:layer="layout" svg:x1="10cm" svg:y1="6.5cm" svg:x2="8cm" svg:y2="6.5cm">
          <text:p/>
        </draw:line>
        <draw:g>
          <draw:line draw:style-name="gr65" draw:text-style-name="P1" draw:layer="layout" svg:x1="8.435cm" svg:y1="6.294cm" svg:x2="7.935cm" svg:y2="6.707cm">
            <text:p/>
          </draw:line>
          <draw:line draw:style-name="gr65" draw:text-style-name="P1" draw:layer="layout" svg:x1="8.085cm" svg:y1="6.294cm" svg:x2="8.285cm" svg:y2="6.707cm">
            <text:p/>
          </draw:line>
        </draw:g>
        <draw:g>
          <draw:line draw:style-name="gr1" draw:text-style-name="P1" draw:layer="layout" svg:x1="9.059cm" svg:y1="8.294cm" svg:x2="8.559cm" svg:y2="8.707cm">
            <text:p/>
          </draw:line>
          <draw:line draw:style-name="gr1" draw:text-style-name="P1" draw:layer="layout" svg:x1="8.709cm" svg:y1="8.294cm" svg:x2="8.909cm" svg:y2="8.707cm">
            <text:p/>
          </draw:line>
        </draw:g>
        <draw:custom-shape draw:style-name="gr57" draw:text-style-name="P10" draw:layer="layout" svg:width="2cm" svg:height="2cm" svg:x="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3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5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6.001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8.501cm">
          <draw:text-box>
            <text:p text:style-name="P8"><text:span text:style-name="T5">last</text:span></text:p>
          </draw:text-box>
        </draw:frame>
        <draw:frame draw:style-name="gr73" draw:text-style-name="P14" draw:layer="layout" svg:width="2.085cm" svg:height="1.673cm" svg:x="8.956cm" svg:y="6.663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79" draw:text-style-name="P1" draw:layer="layout" svg:x1="11.2cm" svg:y1="6.635cm" svg:x2="8.85cm" svg:y2="8.348cm">
            <text:p/>
          </draw:line>
          <draw:line draw:style-name="gr79" draw:text-style-name="P1" draw:layer="layout" svg:x1="9.555cm" svg:y1="6.635cm" svg:x2="10.495cm" svg:y2="8.348cm">
            <text:p/>
          </draw:line>
        </draw:g>
        <draw:custom-shape draw:style-name="gr62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4" draw:text-style-name="P1" draw:layer="layout" svg:width="3.223cm" svg:height="5.18cm" draw:transform="rotate (-1.03899450371222) translate (8.43532297319831cm 5.89052225998981cm)" svg:viewBox="0 0 3224 5181" svg:d="M3086 0c818 482-2224 5653-3086 5146">
          <text:p/>
        </draw:path>
        <draw:line draw:style-name="gr1" draw:text-style-name="P1" draw:layer="layout" svg:x1="4.073cm" svg:y1="7.798cm" svg:x2="4.773cm" svg:y2="7.798cm">
          <text:p/>
        </draw:line>
        <draw:line draw:style-name="gr1" draw:text-style-name="P1" draw:layer="layout" svg:x1="4.073cm" svg:y1="7.923cm" svg:x2="4.773cm" svg:y2="7.923cm">
          <text:p/>
        </draw:line>
        <draw:frame draw:style-name="gr44" draw:text-style-name="P17" draw:layer="layout" svg:width="1.205cm" svg:height="0.962cm" svg:x="3.855cm" svg:y="7.876cm">
          <draw:text-box>
            <text:p><text:span text:style-name="T12">03</text:span></text:p>
          </draw:text-box>
        </draw:frame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.001cm" svg:y="4.53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60" draw:text-style-name="P1" draw:layer="layout" svg:x1="8.992cm" svg:y1="10.046cm" svg:x2="8.992cm" svg:y2="10.046cm">
          <text:p/>
        </draw:line>
        <draw:frame draw:style-name="gr80" draw:text-style-name="P17" draw:layer="layout" svg:width="6.314cm" svg:height="0.962cm" svg:x="5.198cm" svg:y="9.246cm">
          <draw:text-box>
            <text:p><text:span text:style-name="T12">Moving last element.</text:span></text:p>
          </draw:text-box>
        </draw:frame>
        <draw:frame draw:style-name="gr50" draw:text-style-name="P19" draw:layer="layout" svg:width="2.623cm" svg:height="0.962cm" svg:x="2.994cm" svg:y="9.241cm">
          <draw:text-box>
            <text:p><text:span text:style-name="T14">Ope. 2.</text:span></text:p>
          </draw:text-box>
        </draw:frame>
        <draw:line draw:style-name="gr60" draw:text-style-name="P1" draw:layer="layout" svg:x1="8.492cm" svg:y1="10.091cm" svg:x2="8.492cm" svg:y2="10.091cm">
          <text:p/>
        </draw:line>
        <draw:line draw:style-name="gr56" draw:text-style-name="P1" draw:layer="layout" svg:x1="10.002cm" svg:y1="8.819cm" svg:x2="10.702cm" svg:y2="8.819cm">
          <text:p/>
        </draw:line>
        <draw:line draw:style-name="gr56" draw:text-style-name="P1" draw:layer="layout" svg:x1="10.002cm" svg:y1="8.899cm" svg:x2="10.702cm" svg:y2="8.899cm">
          <text:p/>
        </draw:line>
        <draw:frame draw:style-name="gr75" draw:text-style-name="P2" draw:layer="layout" svg:width="5.294cm" svg:height="0.962cm" svg:x="20.956cm" svg:y="3cm">
          <draw:text-box>
            <text:p><text:span text:style-name="T9">Deletion case03</text:span></text:p>
          </draw:text-box>
        </draw:frame>
        <draw:frame draw:style-name="gr24" draw:text-style-name="P11" draw:layer="layout" svg:width="1.095cm" svg:height="0.662cm" svg:x="6.11cm" svg:y="8.5cm">
          <draw:text-box>
            <text:p text:style-name="P8"><text:span text:style-name="T17">last</text:span></text:p>
          </draw:text-box>
        </draw:frame>
      </draw:page>
      <draw:page draw:name="page21" draw:style-name="dp1" draw:master-page-name="標準">
        <draw:path draw:style-name="gr56" draw:text-style-name="P1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56" draw:text-style-name="P1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27" draw:text-style-name="P10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1cm" svg:x2="6cm" svg:y2="8.501cm">
          <text:p/>
        </draw:line>
        <draw:line draw:style-name="gr28" draw:text-style-name="P1" draw:layer="layout" svg:x1="7cm" svg:y1="6.501cm" svg:x2="5cm" svg:y2="6.501cm">
          <text:p/>
        </draw:line>
        <draw:line draw:style-name="gr61" draw:text-style-name="P1" draw:layer="layout" svg:x1="7cm" svg:y1="8.501cm" svg:x2="9cm" svg:y2="8.501cm">
          <text:p/>
        </draw:line>
        <draw:line draw:style-name="gr61" draw:text-style-name="P1" draw:layer="layout" svg:x1="10cm" svg:y1="6.501cm" svg:x2="8cm" svg:y2="6.501cm">
          <text:p/>
        </draw:line>
        <draw:g>
          <draw:line draw:style-name="gr65" draw:text-style-name="P1" draw:layer="layout" svg:x1="8.435cm" svg:y1="6.295cm" svg:x2="7.935cm" svg:y2="6.708cm">
            <text:p/>
          </draw:line>
          <draw:line draw:style-name="gr65" draw:text-style-name="P1" draw:layer="layout" svg:x1="8.085cm" svg:y1="6.295cm" svg:x2="8.285cm" svg:y2="6.708cm">
            <text:p/>
          </draw:line>
        </draw:g>
        <draw:g>
          <draw:line draw:style-name="gr1" draw:text-style-name="P1" draw:layer="layout" svg:x1="9.059cm" svg:y1="8.296cm" svg:x2="8.559cm" svg:y2="8.709cm">
            <text:p/>
          </draw:line>
          <draw:line draw:style-name="gr1" draw:text-style-name="P1" draw:layer="layout" svg:x1="8.709cm" svg:y1="8.296cm" svg:x2="8.909cm" svg:y2="8.709cm">
            <text:p/>
          </draw:line>
        </draw:g>
        <draw:custom-shape draw:style-name="gr57" draw:text-style-name="P10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5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6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5.999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8.499cm">
          <draw:text-box>
            <text:p text:style-name="P8"><text:span text:style-name="T5">last</text:span></text:p>
          </draw:text-box>
        </draw:frame>
        <draw:line draw:style-name="gr56" draw:text-style-name="P1" draw:layer="layout" svg:x1="10.002cm" svg:y1="8.819cm" svg:x2="10.702cm" svg:y2="8.819cm">
          <text:p/>
        </draw:line>
        <draw:line draw:style-name="gr56" draw:text-style-name="P1" draw:layer="layout" svg:x1="10.002cm" svg:y1="8.899cm" svg:x2="10.702cm" svg:y2="8.899cm">
          <text:p/>
        </draw:line>
        <draw:frame draw:style-name="gr73" draw:text-style-name="P14" draw:layer="layout" svg:width="2.085cm" svg:height="1.673cm" svg:x="8.956cm" svg:y="6.664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79" draw:text-style-name="P1" draw:layer="layout" svg:x1="11.2cm" svg:y1="6.636cm" svg:x2="8.85cm" svg:y2="8.349cm">
            <text:p/>
          </draw:line>
          <draw:line draw:style-name="gr79" draw:text-style-name="P1" draw:layer="layout" svg:x1="9.555cm" svg:y1="6.636cm" svg:x2="10.495cm" svg:y2="8.349cm">
            <text:p/>
          </draw:line>
        </draw:g>
        <draw:custom-shape draw:style-name="gr62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4" draw:text-style-name="P1" draw:layer="layout" svg:width="1.797cm" svg:height="2.626cm" draw:transform="rotate (-1.03899450371222) translate (9.2071721481645cm 7.20243242694848cm)" svg:viewBox="0 0 1798 2627" svg:d="M1563 0c820 482-701 3068-1563 2561">
          <text:p/>
        </draw:path>
        <draw:line draw:style-name="gr1" draw:text-style-name="P1" draw:layer="layout" svg:x1="7.073cm" svg:y1="7.799cm" svg:x2="7.773cm" svg:y2="7.799cm">
          <text:p/>
        </draw:line>
        <draw:line draw:style-name="gr1" draw:text-style-name="P1" draw:layer="layout" svg:x1="7.073cm" svg:y1="7.924cm" svg:x2="7.773cm" svg:y2="7.924cm">
          <text:p/>
        </draw:line>
        <draw:frame draw:style-name="gr44" draw:text-style-name="P17" draw:layer="layout" svg:width="1.205cm" svg:height="0.962cm" svg:x="6.855cm" svg:y="7.877cm">
          <draw:text-box>
            <text:p><text:span text:style-name="T12">03</text:span></text:p>
          </draw:text-box>
        </draw:frame>
        <draw:custom-shape draw:style-name="gr5" draw:text-style-name="P13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.001cm" svg:y="4.56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62cm">
          <draw:text-box>
            <text:p><text:span text:style-name="T7">Ope. 1.</text:span><text:span text:style-name="T8"> Deletion of element02.</text:span></text:p>
          </draw:text-box>
        </draw:frame>
        <draw:custom-shape draw:style-name="gr11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6.11cm" svg:y="8.5cm">
          <draw:text-box>
            <text:p text:style-name="P8"><text:span text:style-name="T17">last</text:span></text:p>
          </draw:text-box>
        </draw:frame>
        <draw:line draw:style-name="gr60" draw:text-style-name="P1" draw:layer="layout" svg:x1="8.992cm" svg:y1="10.047cm" svg:x2="8.992cm" svg:y2="10.047cm">
          <text:p/>
        </draw:line>
        <draw:frame draw:style-name="gr80" draw:text-style-name="P17" draw:layer="layout" svg:width="6.314cm" svg:height="0.962cm" svg:x="5.198cm" svg:y="9.247cm">
          <draw:text-box>
            <text:p><text:span text:style-name="T12">Moving last element.</text:span></text:p>
          </draw:text-box>
        </draw:frame>
        <draw:frame draw:style-name="gr50" draw:text-style-name="P19" draw:layer="layout" svg:width="2.623cm" svg:height="0.962cm" svg:x="2.994cm" svg:y="9.242cm">
          <draw:text-box>
            <text:p><text:span text:style-name="T14">Ope. 2.</text:span></text:p>
          </draw:text-box>
        </draw:frame>
        <draw:line draw:style-name="gr60" draw:text-style-name="P1" draw:layer="layout" svg:x1="8.492cm" svg:y1="10.092cm" svg:x2="8.492cm" svg:y2="10.092cm">
          <text:p/>
        </draw:line>
        <draw:frame draw:style-name="gr75" draw:text-style-name="P2" draw:layer="layout" svg:width="5.294cm" svg:height="0.962cm" svg:x="20.956cm" svg:y="3cm">
          <draw:text-box>
            <text:p><text:span text:style-name="T9">Deletion case04</text:span></text:p>
          </draw:text-box>
        </draw:frame>
      </draw:page>
      <draw:page draw:name="page22" draw:style-name="dp1" draw:master-page-name="標準">
        <draw:path draw:style-name="gr35" draw:text-style-name="P1" draw:layer="layout" svg:width="6.319cm" svg:height="3.466cm" draw:transform="skewX (-0.531627290157473) rotate (-0.669508301065025) translate (5.05306801755658cm 1.01595564122898cm)" svg:viewBox="0 0 6320 3467" svg:d="M6320 54c-735-475-5905 2319-6320 3413">
          <text:p/>
        </draw:path>
        <draw:path draw:style-name="gr36" draw:text-style-name="P1" draw:layer="layout" svg:width="5.499cm" svg:height="0.749cm" svg:x="4cm" svg:y="7cm" svg:viewBox="0 0 5500 750" svg:d="M0 0c500 1000 5000 1000 5500 0">
          <text:p/>
        </draw:path>
        <draw:g>
          <draw:line draw:style-name="gr1" draw:text-style-name="P1" draw:layer="layout" svg:x1="4.93cm" svg:y1="4.627cm" svg:x2="4.43cm" svg:y2="5.04cm">
            <text:p/>
          </draw:line>
          <draw:line draw:style-name="gr1" draw:text-style-name="P1" draw:layer="layout" svg:x1="4.58cm" svg:y1="4.627cm" svg:x2="4.78cm" svg:y2="5.04cm">
            <text:p/>
          </draw:line>
        </draw:g>
        <draw:g>
          <draw:line draw:style-name="gr1" draw:text-style-name="P1" draw:layer="layout" svg:x1="9.57cm" svg:y1="6.978cm" svg:x2="9.07cm" svg:y2="7.391cm">
            <text:p/>
          </draw:line>
          <draw:line draw:style-name="gr1" draw:text-style-name="P1" draw:layer="layout" svg:x1="9.22cm" svg:y1="6.978cm" svg:x2="9.42cm" svg:y2="7.391cm">
            <text:p/>
          </draw:line>
        </draw:g>
        <draw:path draw:style-name="gr56" draw:text-style-name="P1" draw:layer="layout" svg:width="0.871cm" svg:height="0.403cm" draw:transform="rotate (-2.03453030904979) translate (6.64006132105612cm 6.57004578312128cm)" svg:viewBox="0 0 872 404" svg:d="M0 157c224 447 671 223 872-157">
          <text:p/>
        </draw:path>
        <draw:path draw:style-name="gr23" draw:text-style-name="P1" draw:layer="layout" svg:width="0.871cm" svg:height="0.403cm" draw:transform="rotate (-2.03453030904979) translate (3.64006132105612cm 6.57004578312128cm)" svg:viewBox="0 0 872 404" svg:d="M0 157c224 447 671 223 872-157">
          <text:p/>
        </draw:path>
        <draw:frame draw:style-name="gr24" draw:text-style-name="P9" draw:layer="layout" svg:width="1.095cm" svg:height="0.662cm" svg:x="3.11cm" svg:y="7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6.708592052557cm)" svg:viewBox="0 0 730 588" svg:d="M59 588c-223-448 224-671 671-560">
          <text:p/>
        </draw:path>
        <draw:path draw:style-name="gr56" draw:text-style-name="P1" draw:layer="layout" svg:width="1.363cm" svg:height="0.344cm" draw:transform="rotate (-2.03453030904979) translate (11.25cm 4.849cm)" svg:viewBox="0 0 1364 345" svg:d="M1364 156c0 0-1029 515-1364-156">
          <text:p/>
        </draw:path>
        <draw:custom-shape draw:style-name="gr32" draw:text-style-name="P10" draw:layer="layout" svg:width="2cm" svg:height="2cm" svg:x="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4cm" svg:y1="7.001cm" svg:x2="6cm" svg:y2="7.001cm">
          <text:p/>
        </draw:line>
        <draw:line draw:style-name="gr45" draw:text-style-name="P1" draw:layer="layout" svg:x1="7cm" svg:y1="5.001cm" svg:x2="5cm" svg:y2="5.001cm">
          <text:p/>
        </draw:line>
        <draw:custom-shape draw:style-name="gr57" draw:text-style-name="P10" draw:layer="layout" svg:width="2cm" svg:height="2cm" svg:x="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7" draw:layer="layout" svg:width="2.085cm" svg:height="1.673cm" svg:x="5.957cm" svg:y="5.165cm">
          <draw:text-box>
            <text:p><text:span text:style-name="T12">elem-</text:span></text:p>
            <text:p><text:span text:style-name="T12">ent02</text:span></text:p>
          </draw:text-box>
        </draw:frame>
        <draw:frame draw:style-name="gr73" draw:text-style-name="P14" draw:layer="layout" svg:width="2.085cm" svg:height="1.673cm" svg:x="2.958cm" svg:y="5.166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4.499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6.999cm">
          <draw:text-box>
            <text:p text:style-name="P8"><text:span text:style-name="T5">last</text:span></text:p>
          </draw:text-box>
        </draw:frame>
        <draw:line draw:style-name="gr56" draw:text-style-name="P1" draw:layer="layout" svg:x1="10.002cm" svg:y1="7.319cm" svg:x2="10.702cm" svg:y2="7.319cm">
          <text:p/>
        </draw:line>
        <draw:line draw:style-name="gr56" draw:text-style-name="P1" draw:layer="layout" svg:x1="10.002cm" svg:y1="7.399cm" svg:x2="10.702cm" svg:y2="7.399cm">
          <text:p/>
        </draw:line>
        <draw:frame draw:style-name="gr73" draw:text-style-name="P14" draw:layer="layout" svg:width="2.085cm" svg:height="1.673cm" svg:x="8.956cm" svg:y="5.164cm">
          <draw:text-box>
            <text:p><text:span text:style-name="T11">elem-</text:span></text:p>
            <text:p><text:span text:style-name="T11">ent02</text:span></text:p>
          </draw:text-box>
        </draw:frame>
        <draw:g>
          <draw:line draw:style-name="gr79" draw:text-style-name="P1" draw:layer="layout" svg:x1="11.2cm" svg:y1="5.136cm" svg:x2="8.85cm" svg:y2="6.849cm">
            <text:p/>
          </draw:line>
          <draw:line draw:style-name="gr79" draw:text-style-name="P1" draw:layer="layout" svg:x1="9.555cm" svg:y1="5.136cm" svg:x2="10.495cm" svg:y2="6.849cm">
            <text:p/>
          </draw:line>
        </draw:g>
        <draw:custom-shape draw:style-name="gr62" draw:text-style-name="P5" draw:layer="layout" svg:width="2.1cm" svg:height="2.1cm" svg:x="8.95cm" svg:y="4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4" draw:text-style-name="P1" draw:layer="layout" svg:width="1.797cm" svg:height="2.626cm" draw:transform="rotate (-1.03899450371222) translate (9.2071721481645cm 5.70243242694853cm)" svg:viewBox="0 0 1798 2627" svg:d="M1563 0c820 482-701 3068-1563 2561">
          <text:p/>
        </draw:path>
        <draw:custom-shape draw:style-name="gr5" draw:text-style-name="P13" draw:layer="layout" svg:width="1.5cm" svg:height="0.55cm" svg:x="3.251cm" svg:y="4.1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.001cm" svg:y="3.065cm">
          <draw:text-box>
            <text:p><text:span text:style-name="T10">Ope. 0.</text:span><text:span text:style-name="T11"> 2 key-value pairs are already inserted.</text:span></text:p>
          </draw:text-box>
        </draw:frame>
        <draw:frame draw:style-name="gr24" draw:text-style-name="P25" draw:layer="layout" svg:width="1.095cm" svg:height="0.662cm" svg:x="6.11cm" svg:y="7cm">
          <draw:text-box>
            <text:p text:style-name="P8"><text:span text:style-name="T17">last</text:span></text:p>
          </draw:text-box>
        </draw:frame>
        <draw:line draw:style-name="gr60" draw:text-style-name="P1" draw:layer="layout" svg:x1="8.992cm" svg:y1="8.547cm" svg:x2="8.992cm" svg:y2="8.547cm">
          <text:p/>
        </draw:line>
        <draw:frame draw:style-name="gr80" draw:text-style-name="P17" draw:layer="layout" svg:width="6.314cm" svg:height="0.962cm" svg:x="5.198cm" svg:y="7.747cm">
          <draw:text-box>
            <text:p><text:span text:style-name="T12">Moving last element.</text:span></text:p>
          </draw:text-box>
        </draw:frame>
        <draw:frame draw:style-name="gr50" draw:text-style-name="P19" draw:layer="layout" svg:width="2.623cm" svg:height="0.962cm" svg:x="2.994cm" svg:y="7.742cm">
          <draw:text-box>
            <text:p><text:span text:style-name="T14">Ope. 1.</text:span></text:p>
          </draw:text-box>
        </draw:frame>
        <draw:frame draw:style-name="gr75" draw:text-style-name="P2" draw:layer="layout" svg:width="5.294cm" svg:height="0.962cm" svg:x="20.956cm" svg:y="3cm">
          <draw:text-box>
            <text:p><text:span text:style-name="T9">Deletion case05</text:span></text:p>
          </draw:text-box>
        </draw:frame>
        <draw:custom-shape draw:style-name="gr81" draw:text-style-name="P5" draw:layer="layout" svg:width="23.5cm" svg:height="5.75cm" svg:x="2.75cm" svg:y="3cm">
          <text:p/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標準">
        <draw:path draw:style-name="gr56" draw:text-style-name="P1" draw:layer="layout" svg:width="0.729cm" svg:height="0.587cm" draw:transform="rotate (-2.03453030904979) translate (11.5571068454727cm 8.210592052557cm)" svg:viewBox="0 0 730 588" svg:d="M59 588c-223-448 224-671 671-560">
          <text:p/>
        </draw:path>
        <draw:path draw:style-name="gr23" draw:text-style-name="P1" draw:layer="layout" svg:width="0.729cm" svg:height="0.587cm" draw:transform="rotate (-2.03453030904979) translate (14.5561068454727cm 8.210592052557cm)" svg:viewBox="0 0 730 588" svg:d="M59 588c-223-448 224-671 671-560">
          <text:p/>
        </draw:path>
        <draw:path draw:style-name="gr56" draw:text-style-name="P1" draw:layer="layout" svg:width="1.363cm" svg:height="0.344cm" draw:transform="rotate (-2.03453030904979) translate (14.75cm 6.347cm)" svg:viewBox="0 0 1364 345" svg:d="M1364 156c0 0-1029 515-1364-156">
          <text:p/>
        </draw:path>
        <draw:custom-shape draw:style-name="gr27" draw:text-style-name="P10" draw:layer="layout" svg:width="2cm" svg:height="2cm" svg:x="9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8" draw:layer="layout" svg:width="2cm" svg:height="2cm" svg:x="6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7.5cm" svg:y1="8.503cm" svg:x2="9.5cm" svg:y2="8.503cm">
          <text:p/>
        </draw:line>
        <draw:line draw:style-name="gr45" draw:text-style-name="P1" draw:layer="layout" svg:x1="10.5cm" svg:y1="6.499cm" svg:x2="8.5cm" svg:y2="6.499cm">
          <text:p/>
        </draw:line>
        <draw:line draw:style-name="gr61" draw:text-style-name="P1" draw:layer="layout" svg:x1="10.5cm" svg:y1="8.503cm" svg:x2="12.5cm" svg:y2="8.503cm">
          <text:p/>
        </draw:line>
        <draw:line draw:style-name="gr61" draw:text-style-name="P1" draw:layer="layout" svg:x1="13.5cm" svg:y1="6.499cm" svg:x2="11.5cm" svg:y2="6.499cm">
          <text:p/>
        </draw:line>
        <draw:g>
          <draw:line draw:style-name="gr65" draw:text-style-name="P1" draw:layer="layout" svg:x1="11.935cm" svg:y1="6.293cm" svg:x2="11.435cm" svg:y2="6.706cm">
            <text:p/>
          </draw:line>
          <draw:line draw:style-name="gr65" draw:text-style-name="P1" draw:layer="layout" svg:x1="11.585cm" svg:y1="6.293cm" svg:x2="11.785cm" svg:y2="6.706cm">
            <text:p/>
          </draw:line>
        </draw:g>
        <draw:g>
          <draw:line draw:style-name="gr1" draw:text-style-name="P1" draw:layer="layout" svg:x1="12.559cm" svg:y1="8.298cm" svg:x2="12.059cm" svg:y2="8.711cm">
            <text:p/>
          </draw:line>
          <draw:line draw:style-name="gr1" draw:text-style-name="P1" draw:layer="layout" svg:x1="12.209cm" svg:y1="8.298cm" svg:x2="12.409cm" svg:y2="8.711cm">
            <text:p/>
          </draw:line>
        </draw:g>
        <draw:custom-shape draw:style-name="gr57" draw:text-style-name="P10" draw:layer="layout" svg:width="2cm" svg:height="2cm" svg:x="12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9.457cm" svg:y="6.663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7" draw:layer="layout" svg:width="2.085cm" svg:height="1.673cm" svg:x="6.458cm" svg:y="6.664cm">
          <draw:text-box>
            <text:p><text:span text:style-name="T12">elem</text:span><text:span text:style-name="T12">-</text:span></text:p>
            <text:p><text:span text:style-name="T12">ent0</text:span><text:span text:style-name="T12">3</text:span></text:p>
          </draw:text-box>
        </draw:frame>
        <draw:custom-shape draw:style-name="gr78" draw:text-style-name="P28" draw:layer="layout" svg:width="2cm" svg:height="2cm" svg:x="12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3.315cm" svg:y="8.501cm">
          <draw:text-box>
            <text:p text:style-name="P8"><text:span text:style-name="T5">last</text:span></text:p>
          </draw:text-box>
        </draw:frame>
        <draw:frame draw:style-name="gr73" draw:text-style-name="P14" draw:layer="layout" svg:width="2.085cm" svg:height="1.673cm" svg:x="12.456cm" svg:y="6.662cm">
          <draw:text-box>
            <text:p><text:span text:style-name="T11">el</text:span><text:span text:style-name="T11">e</text:span><text:span text:style-name="T11">m</text:span><text:span text:style-name="T11">-</text:span></text:p>
            <text:p><text:span text:style-name="T11">e</text:span><text:span text:style-name="T11">nt</text:span><text:span text:style-name="T11">0</text:span><text:span text:style-name="T11">3</text:span></text:p>
          </draw:text-box>
        </draw:frame>
        <draw:g>
          <draw:line draw:style-name="gr79" draw:text-style-name="P1" draw:layer="layout" svg:x1="14.7cm" svg:y1="6.634cm" svg:x2="12.35cm" svg:y2="8.347cm">
            <text:p/>
          </draw:line>
          <draw:line draw:style-name="gr79" draw:text-style-name="P1" draw:layer="layout" svg:x1="13.055cm" svg:y1="6.634cm" svg:x2="13.995cm" svg:y2="8.347cm">
            <text:p/>
          </draw:line>
        </draw:g>
        <draw:custom-shape draw:style-name="gr62" draw:text-style-name="P5" draw:layer="layout" svg:width="2.1cm" svg:height="2.1cm" svg:x="12.4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4" draw:text-style-name="P1" draw:layer="layout" svg:width="3.223cm" svg:height="5.18cm" draw:transform="rotate (-1.03899450371222) translate (11.9353229731981cm 5.89052225998981cm)" svg:viewBox="0 0 3224 5181" svg:d="M3086 0c818 482-2224 5653-3086 5146">
          <text:p/>
        </draw:path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7" draw:text-style-name="P14" draw:layer="layout" svg:width="13.541cm" svg:height="0.962cm" svg:x="3.001cm" svg:y="4.535cm">
          <draw:text-box>
            <text:p><text:span text:style-name="T10">Ope. </text:span><text:span text:style-name="T10">0.</text:span><text:span text:style-name="T11"> 3 </text:span><text:span text:style-name="T11">key-</text:span><text:span text:style-name="T11">value </text:span><text:span text:style-name="T11">pairs </text:span><text:span text:style-name="T11">are </text:span><text:span text:style-name="T11">alrea</text:span><text:span text:style-name="T11">dy </text:span><text:span text:style-name="T11">insert</text:span><text:span text:style-name="T11">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</text:span><text:span text:style-name="T7">p</text:span><text:span text:style-name="T7">e. </text:span><text:span text:style-name="T7">1.</text:span><text:span text:style-name="T8"> </text:span><text:span text:style-name="T8">D</text:span><text:span text:style-name="T8">el</text:span><text:span text:style-name="T8">et</text:span><text:span text:style-name="T8">io</text:span><text:span text:style-name="T8">n </text:span><text:span text:style-name="T8">of </text:span><text:span text:style-name="T8">el</text:span><text:span text:style-name="T8">e</text:span><text:span text:style-name="T8">m</text:span><text:span text:style-name="T8">e</text:span><text:span text:style-name="T8">nt</text:span><text:span text:style-name="T8">0</text:span><text:span text:style-name="T8">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10.316cm" svg:y="8.501cm">
          <draw:text-box>
            <text:p text:style-name="P8"><text:span text:style-name="T17">last</text:span></text:p>
          </draw:text-box>
        </draw:frame>
        <draw:line draw:style-name="gr60" draw:text-style-name="P1" draw:layer="layout" svg:x1="12.492cm" svg:y1="10.046cm" svg:x2="12.492cm" svg:y2="10.046cm">
          <text:p/>
        </draw:line>
        <draw:frame draw:style-name="gr80" draw:text-style-name="P17" draw:layer="layout" svg:width="6.314cm" svg:height="0.962cm" svg:x="8.698cm" svg:y="9.246cm">
          <draw:text-box>
            <text:p><text:span text:style-name="T12">Movi</text:span><text:span text:style-name="T12">ng </text:span><text:span text:style-name="T12">last </text:span><text:span text:style-name="T12">elem</text:span><text:span text:style-name="T12">ent.</text:span></text:p>
          </draw:text-box>
        </draw:frame>
        <draw:frame draw:style-name="gr50" draw:text-style-name="P19" draw:layer="layout" svg:width="2.623cm" svg:height="0.962cm" svg:x="6.494cm" svg:y="9.241cm">
          <draw:text-box>
            <text:p><text:span text:style-name="T14">O</text:span><text:span text:style-name="T14">p</text:span><text:span text:style-name="T14">e</text:span><text:span text:style-name="T14">. </text:span><text:span text:style-name="T14">2</text:span><text:span text:style-name="T14">.</text:span></text:p>
          </draw:text-box>
        </draw:frame>
        <draw:line draw:style-name="gr60" draw:text-style-name="P1" draw:layer="layout" svg:x1="11.992cm" svg:y1="10.091cm" svg:x2="11.992cm" svg:y2="10.091cm">
          <text:p/>
        </draw:line>
        <draw:line draw:style-name="gr56" draw:text-style-name="P1" draw:layer="layout" svg:x1="13.502cm" svg:y1="8.819cm" svg:x2="14.202cm" svg:y2="8.819cm">
          <text:p/>
        </draw:line>
        <draw:line draw:style-name="gr56" draw:text-style-name="P1" draw:layer="layout" svg:x1="13.502cm" svg:y1="8.899cm" svg:x2="14.202cm" svg:y2="8.899cm">
          <text:p/>
        </draw:line>
        <draw:path draw:style-name="gr23" draw:text-style-name="P1" draw:layer="layout" svg:width="0.871cm" svg:height="0.403cm" draw:transform="rotate (-2.03453030904979) translate (4.14606132105612cm 8.06804578312128cm)" svg:viewBox="0 0 872 404" svg:d="M0 157c224 447 671 223 872-157">
          <text:p/>
        </draw:path>
        <draw:frame draw:style-name="gr24" draw:text-style-name="P9" draw:layer="layout" svg:width="1.095cm" svg:height="0.662cm" svg:x="3.616cm" svg:y="8.498cm">
          <draw:text-box>
            <text:p text:style-name="P8"><text:span text:style-name="T5">first</text:span></text:p>
          </draw:text-box>
        </draw:frame>
        <draw:custom-shape draw:style-name="gr27" draw:text-style-name="P10" draw:layer="layout" svg:width="2cm" svg:height="2cm" svg:x="3.5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4.506cm" svg:y1="8.499cm" svg:x2="6.506cm" svg:y2="8.499cm">
          <text:p/>
        </draw:line>
        <draw:line draw:style-name="gr45" draw:text-style-name="P1" draw:layer="layout" svg:x1="7.506cm" svg:y1="6.499cm" svg:x2="5.506cm" svg:y2="6.499cm">
          <text:p/>
        </draw:line>
        <draw:frame draw:style-name="gr73" draw:text-style-name="P14" draw:layer="layout" svg:width="2.085cm" svg:height="1.673cm" svg:x="3.464cm" svg:y="6.664cm">
          <draw:text-box>
            <text:p><text:span text:style-name="T11">elem-</text:span></text:p>
            <text:p><text:span text:style-name="T11">ent01</text:span></text:p>
          </draw:text-box>
        </draw:frame>
        <draw:frame draw:style-name="gr37" draw:text-style-name="P25" draw:layer="layout" svg:width="1.501cm" svg:height="0.662cm" svg:x="14.525cm" svg:y="6cm">
          <draw:text-box>
            <text:p text:style-name="P8"><text:span text:style-name="T17">empty</text:span></text:p>
          </draw:text-box>
        </draw:frame>
        <draw:path draw:style-name="gr35" draw:text-style-name="P1" draw:layer="layout" svg:width="6.319cm" svg:height="3.466cm" draw:transform="skewX (-0.531627290157473) rotate (-0.669508301065025) translate (5.55306801755658cm 2.51695564122898cm)" svg:viewBox="0 0 6320 3467" svg:d="M6320 54c-735-475-5905 2319-6320 3413">
          <text:p/>
        </draw:path>
        <draw:path draw:style-name="gr36" draw:text-style-name="P1" draw:layer="layout" svg:width="5.499cm" svg:height="0.749cm" svg:x="4.5cm" svg:y="8.501cm" svg:viewBox="0 0 5500 750" svg:d="M0 0c500 1000 5000 1000 5500 0">
          <text:p/>
        </draw:path>
        <draw:g>
          <draw:line draw:style-name="gr1" draw:text-style-name="P1" draw:layer="layout" svg:x1="5.43cm" svg:y1="6.128cm" svg:x2="4.93cm" svg:y2="6.541cm">
            <text:p/>
          </draw:line>
          <draw:line draw:style-name="gr1" draw:text-style-name="P1" draw:layer="layout" svg:x1="5.08cm" svg:y1="6.128cm" svg:x2="5.28cm" svg:y2="6.541cm">
            <text:p/>
          </draw:line>
        </draw:g>
        <draw:g>
          <draw:line draw:style-name="gr1" draw:text-style-name="P1" draw:layer="layout" svg:x1="10.07cm" svg:y1="8.479cm" svg:x2="9.57cm" svg:y2="8.892cm">
            <text:p/>
          </draw:line>
          <draw:line draw:style-name="gr1" draw:text-style-name="P1" draw:layer="layout" svg:x1="9.72cm" svg:y1="8.479cm" svg:x2="9.92cm" svg:y2="8.892cm">
            <text:p/>
          </draw:line>
        </draw:g>
        <draw:frame draw:style-name="gr75" draw:text-style-name="P2" draw:layer="layout" svg:width="5.294cm" svg:height="0.962cm" svg:x="20.956cm" svg:y="3cm">
          <draw:text-box>
            <text:p><text:span text:style-name="T9">Deletion case06</text:span></text:p>
          </draw:text-box>
        </draw:frame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7T02:01:24.412180148</dc:date>
    <meta:editing-duration>PT22H9M27S</meta:editing-duration>
    <meta:editing-cycles>690</meta:editing-cycles>
    <meta:generator>LibreOffice/5.1.6.2$Linux_X86_64 LibreOffice_project/10m0$Build-2</meta:generator>
    <meta:document-statistic meta:object-count="868"/>
  </office:meta>
</office:document-meta>
</file>